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4cm"/>
    </style:style>
    <style:style style:name="co2" style:family="table-column">
      <style:table-column-properties fo:break-before="auto" style:column-width="1.334cm"/>
    </style:style>
    <style:style style:name="co3" style:family="table-column">
      <style:table-column-properties fo:break-before="auto" style:column-width="1.746cm"/>
    </style:style>
    <style:style style:name="co4" style:family="table-column">
      <style:table-column-properties fo:break-before="auto" style:column-width="8.61cm"/>
    </style:style>
    <style:style style:name="co5" style:family="table-column">
      <style:table-column-properties fo:break-before="auto" style:column-width="1.722cm"/>
    </style:style>
    <style:style style:name="ro1" style:family="table-row">
      <style:table-row-properties style:row-height="2.672cm" fo:break-before="auto" style:use-optimal-row-height="false"/>
    </style:style>
    <style:style style:name="ro2" style:family="table-row">
      <style:table-row-properties style:row-height="1.482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847cm" fo:break-before="auto" style:use-optimal-row-height="false"/>
    </style:style>
    <style:style style:name="ro6" style:family="table-row">
      <style:table-row-properties style:row-height="0.741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1.164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455cm" fo:break-before="auto" style:use-optimal-row-height="false"/>
    </style:style>
    <style:style style:name="ro11" style:family="table-row">
      <style:table-row-properties style:row-height="1.905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1.614cm" fo:break-before="auto" style:use-optimal-row-height="false"/>
    </style:style>
    <style:style style:name="ro14" style:family="table-row">
      <style:table-row-properties style:row-height="1.588cm" fo:break-before="auto" style:use-optimal-row-height="false"/>
    </style:style>
    <style:style style:name="ro15" style:family="table-row">
      <style:table-row-properties style:row-height="5.027cm" fo:break-before="auto" style:use-optimal-row-height="false"/>
    </style:style>
    <style:style style:name="ro16" style:family="table-row">
      <style:table-row-properties style:row-height="3.228cm" fo:break-before="auto" style:use-optimal-row-height="false"/>
    </style:style>
    <style:style style:name="ro17" style:family="table-row">
      <style:table-row-properties style:row-height="2.858cm" fo:break-before="auto" style:use-optimal-row-height="false"/>
    </style:style>
    <style:style style:name="ro18" style:family="table-row">
      <style:table-row-properties style:row-height="1.138cm" fo:break-before="auto" style:use-optimal-row-height="false"/>
    </style:style>
    <style:style style:name="ro19" style:family="table-row">
      <style:table-row-properties style:row-height="1.402cm" fo:break-before="auto" style:use-optimal-row-height="false"/>
    </style:style>
    <style:style style:name="ro20" style:family="table-row">
      <style:table-row-properties style:row-height="2.831cm" fo:break-before="auto" style:use-optimal-row-height="false"/>
    </style:style>
    <style:style style:name="ro21" style:family="table-row">
      <style:table-row-properties style:row-height="1.429cm" fo:break-before="auto" style:use-optimal-row-height="false"/>
    </style:style>
    <style:style style:name="ro22" style:family="table-row">
      <style:table-row-properties style:row-height="1.323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0.953cm" fo:break-before="auto" style:use-optimal-row-height="false"/>
    </style:style>
    <style:style style:name="ro25" style:family="table-row">
      <style:table-row-properties style:row-height="1.058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085cm" fo:break-before="auto" style:use-optimal-row-height="false"/>
    </style:style>
    <style:style style:name="ro28" style:family="table-row">
      <style:table-row-properties style:row-height="4.128cm" fo:break-before="auto" style:use-optimal-row-height="false"/>
    </style:style>
    <style:style style:name="ro29" style:family="table-row">
      <style:table-row-properties style:row-height="4.974cm" fo:break-before="auto" style:use-optimal-row-height="false"/>
    </style:style>
    <style:style style:name="ro30" style:family="table-row">
      <style:table-row-properties style:row-height="2.275cm" fo:break-before="auto" style:use-optimal-row-height="false"/>
    </style:style>
    <style:style style:name="ro31" style:family="table-row">
      <style:table-row-properties style:row-height="2.566cm" fo:break-before="auto" style:use-optimal-row-height="false"/>
    </style:style>
    <style:style style:name="ro32" style:family="table-row">
      <style:table-row-properties style:row-height="0.688cm" fo:break-before="auto" style:use-optimal-row-height="false"/>
    </style:style>
    <style:style style:name="ro33" style:family="table-row">
      <style:table-row-properties style:row-height="0.661cm" fo:break-before="auto" style:use-optimal-row-height="false"/>
    </style:style>
    <style:style style:name="ro34" style:family="table-row">
      <style:table-row-properties style:row-height="1.931cm" fo:break-before="auto" style:use-optimal-row-height="false"/>
    </style:style>
    <style:style style:name="ro35" style:family="table-row">
      <style:table-row-properties style:row-height="0.452cm" fo:break-before="auto" style:use-optimal-row-height="true"/>
    </style:style>
    <style:style style:name="ro36" style:family="table-row">
      <style:table-row-properties style:row-height="2.09cm" fo:break-before="auto" style:use-optimal-row-height="false"/>
    </style:style>
    <style:style style:name="ro37" style:family="table-row">
      <style:table-row-properties style:row-height="1.349cm" fo:break-before="auto" style:use-optimal-row-height="false"/>
    </style:style>
    <style:style style:name="ro38" style:family="table-row">
      <style:table-row-properties style:row-height="0.496cm" fo:break-before="auto" style:use-optimal-row-height="true"/>
    </style:style>
    <style:style style:name="ta1" style:family="table" style:master-page-name="PageStyle_5f_OSC2014_20_Tokyo_20_Spring_20_申込書">
      <style:table-properties table:display="true" style:writing-mode="lr-tb"/>
    </style:style>
    <style:style style:name="ta2" style:family="table" style:master-page-name="PageStyle_5f__2605_カテゴリ選択">
      <style:table-properties table:display="true" style:writing-mode="lr-tb"/>
    </style:style>
    <number:text-style style:name="N100">
      <number:text-content/>
    </number:text-style>
    <number:time-style style:name="N10040" number:language="ja" number:country="JP">
      <number:hours/>
      <number:text>:</number:text>
      <number:minutes number:style="long"/>
    </number:time-style>
    <style:style style:name="ce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3" style:family="table-cell" style:parent-style-name="Default">
      <style:table-cell-properties style:glyph-orientation-vertical="0" fo:border-bottom="none" fo:background-color="#ffffc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style>
    <style:style style:name="ce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0"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style:glyph-orientation-vertical="0"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style:paragraph-properties fo:margin-left="0cm" style:writing-mode="page"/>
    </style:style>
    <style:style style:name="ce15"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7"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9"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0"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1"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ffcc99" style:diagonal-bl-tr="none" style:diagonal-tl-br="none" style:text-align-source="fix" style:repeat-content="false" fo:wrap-option="wrap" fo:border="2.49pt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0.99pt solid #000000" fo:background-color="#ffff99"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3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 style:family="table-cell" style:parent-style-name="Default">
      <style:table-cell-properties style:glyph-orientation-vertical="0" fo:border-bottom="0.9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fo:border-bottom="none"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4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middle"/>
      <style:paragraph-properties fo:text-align="center" fo:margin-left="0cm" style:writing-mode="page"/>
    </style:style>
    <style:style style:name="ce4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4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4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2.49pt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order-bottom="none" fo:background-color="#ffffff" style:diagonal-bl-tr="none" style:diagonal-tl-br="none" style:text-align-source="fix" style:repeat-content="false" fo:wrap-option="wrap" fo:border-left="2.49pt solid #000000" style:direction="ltr" fo:border-right="2.49pt solid #000000"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0"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fo:background-color="#fffff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3"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7"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center" fo:margin-left="0cm" style:writing-mode="page"/>
    </style:style>
    <style:style style:name="ce68"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69"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1"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2"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74"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6"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7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78"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true" style:vertical-align="middle"/>
      <style:paragraph-properties fo:text-align="center" fo:margin-left="0cm" style:writing-mode="page"/>
    </style:style>
    <style:style style:name="ce8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cm" style:writing-mode="page"/>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1"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9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9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10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10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10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107"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109"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2.4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116"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11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20"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1"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2"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3"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4"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2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8"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3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4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2"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style>
    <style:style style:name="ce14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4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151"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52" style:family="table-cell" style:parent-style-name="Default">
      <style:table-cell-properties style:glyph-orientation-vertical="0"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53"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15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1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58"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style>
    <style:style style:name="ce15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0"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1" style:family="table-cell" style:parent-style-name="Default" style:data-style-name="N100">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2"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63"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paragraph-properties fo:margin-left="0cm" style:writing-mode="page"/>
    </style:style>
    <style:style style:name="ce164"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5"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6"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7" style:family="table-cell" style:parent-style-name="Default">
      <style:table-cell-properties style:glyph-orientation-vertical="0" fo:border-bottom="0.99pt solid #000000" fo:background-color="#ffff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middle"/>
      <style:paragraph-properties fo:text-align="start" fo:margin-left="0cm" style:writing-mode="page"/>
    </style:style>
    <style:style style:name="ce169"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0"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cm" style:writing-mode="page"/>
    </style:style>
    <style:style style:name="ce17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172"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font-name="ＭＳ Ｐゴシック" style:font-name-asian="ＭＳ Ｐゴシック" style:font-name-complex="Mangal"/>
    </style:style>
    <style:style style:name="ce17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7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0.06pt solid #000000" style:vertical-align="middle"/>
      <style:paragraph-properties fo:text-align="start"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style>
    <style:style style:name="ce17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87"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188"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2.49pt solid #000000" style:vertical-align="middle"/>
      <style:paragraph-properties fo:text-align="start" fo:margin-left="0cm" style:writing-mode="page"/>
    </style:style>
    <style:style style:name="ce189"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190"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2"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9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0.99pt solid #000000" style:vertical-align="middle"/>
      <style:paragraph-properties fo:margin-left="0cm" style:writing-mode="page"/>
    </style:style>
    <style:style style:name="ce196" style:family="table-cell" style:parent-style-name="Excel_5f_BuiltIn_5f_Hyperlink" style:data-style-name="N0">
      <style:table-cell-properties style:glyph-orientation-vertical="0" fo:border-bottom="none" fo:background-color="#ff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d4" style:text-outline="false" style:text-line-through-styl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97"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start" fo:margin-left="0.353cm" style:writing-mode="page"/>
      <style:text-properties fo:color="#dd0806"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2.49pt solid #000000" style:vertical-align="middle"/>
      <style:paragraph-properties fo:margin-left="0cm" style:writing-mode="page"/>
    </style:style>
    <style:style style:name="ce199"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200"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2" style:family="table-cell" style:parent-style-name="Default">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3" style:family="table-cell" style:parent-style-name="Default" style:data-style-name="N100">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5"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06"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207"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8"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9"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10"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11"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start" fo:margin-left="0cm" style:writing-mode="page"/>
    </style:style>
    <style:style style:name="ce212"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21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cm" style:writing-mode="page"/>
    </style:style>
    <style:style style:name="ce21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27"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2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30"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2.4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3"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34"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3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236"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style>
    <style:style style:name="ce24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4"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6"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49"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5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2" style:family="table-cell" style:parent-style-name="Excel_5f_BuiltIn_5f_Hyperlink" style:data-style-name="N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5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5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5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8"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0"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2.49pt solid #000000" style:vertical-align="middle"/>
      <style:paragraph-properties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61"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6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6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6"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267"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68"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style>
    <style:style style:name="ce269"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7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7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7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74"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6"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style>
    <style:style style:name="ce277"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cm" style:writing-mode="page"/>
    </style:style>
    <style:style style:name="ce278"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279"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80"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8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2"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3"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4"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4pt" fo:font-style="normal" fo:text-shadow="none" style:text-underline-style="solid" style:text-underline-width="auto" style:text-underline-color="font-color" fo:font-weight="bold" style:font-name-asian="ＭＳ Ｐゴシック" style:font-size-asian="14pt" style:font-style-asian="normal" style:font-weight-asian="bold" style:font-size-complex="14pt" style:font-style-complex="normal" style:font-weight-complex="bold"/>
    </style:style>
    <style:style style:name="ce28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89"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290"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91"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92"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293"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29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96"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7"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8"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99"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style>
    <style:style style:name="ce300"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1"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302"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4"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6"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8"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09"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0"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3" style:family="table-cell" style:parent-style-name="Default" style:data-style-name="N1004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4"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5"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18"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9"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1"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3"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4"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6"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8"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9"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center" fo:margin-left="0cm" style:writing-mode="page"/>
    </style:style>
    <style:style style:name="ce330"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cm" style:writing-mode="page"/>
    </style:style>
    <style:style style:name="ce331"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2"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3"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4"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6"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4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06pt solid #000000" style:vertical-align="middle"/>
      <style:paragraph-properties fo:text-align="start" fo:margin-left="0cm" style:writing-mode="page"/>
    </style:style>
    <style:style style:name="ce343"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4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0.06pt solid #000000" style:vertical-align="middle"/>
      <style:paragraph-properties fo:margin-left="0cm" style:writing-mode="page"/>
    </style:style>
    <style:style style:name="ce34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48"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0"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2" style:family="table-cell" style:parent-style-name="Default">
      <style:table-cell-properties style:glyph-orientation-vertical="0" fo:border-bottom="none"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3"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35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35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5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59"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6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2"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3"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64"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3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size-complex="36pt" style:font-style-complex="normal" style:font-weight-complex="normal"/>
    </style:style>
    <style:style style:name="ce367" style:family="table-cell" style:parent-style-name="Default" style:data-style-name="N156">
      <style:table-cell-properties style:glyph-orientation-vertical="0" fo:border-bottom="0.99pt solid #000000" fo:background-color="#ffcc99"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368"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69"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70" style:family="table-cell" style:parent-style-name="Default">
      <style:table-cell-properties style:glyph-orientation-vertical="0" fo:border-bottom="2.49pt solid #000000" fo:background-color="#ffff99"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gr1" style:family="graphic">
      <style:graphic-properties draw:stroke="solid" svg:stroke-width="0.035cm" svg:stroke-color="#dd0806" draw:stroke-linejoin="miter" draw:fill="solid" draw:fill-color="#ffffcc" draw:textarea-horizontal-align="justify" draw:textarea-vertical-align="middle" draw:auto-grow-height="false" fo:padding-top="0.13cm" fo:padding-bottom="0.13cm" fo:padding-left="0.127cm" fo:padding-right="0.127cm" fo:wrap-option="wrap"/>
    </style:style>
    <style:style style:name="gr2" style:family="graphic">
      <style:graphic-properties draw:textarea-vertical-align="middl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style>
    <style:style style:name="T1" style:family="text">
      <style:text-properties fo:color="#dd0806"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3" style:family="text">
      <style:text-properties fo:color="#ff66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dd0806"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fo:color="#dd0806"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 style:family="text">
      <style:text-properties fo:color="#dd0806"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7" style:family="text">
      <style:text-properties fo:color="#ff6600" style:text-outline="false" style:text-line-through-style="none" style:text-position="0% 100%"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T8"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9"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10" style:family="text">
      <style:text-properties fo:color="#ff6600"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2" style:family="text">
      <style:text-properties fo:color="#ff66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3" style:family="text">
      <style:text-properties fo:color="#000000"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4" style:family="text">
      <style:text-properties fo:color="#0000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5" style:family="text">
      <style:text-properties fo:color="#0000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6" style:family="text">
      <style:text-properties style:use-window-font-color="true"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7" style:family="text">
      <style:text-properties style:use-window-font-color="true" style:text-outline="false" style:text-line-through-style="none" style:text-position="0% 100%" style:font-name="ＭＳ Ｐゴシック" fo:font-size="9pt" fo:font-style="normal" fo:text-shadow="none" style:text-underline-style="solid" style:text-underline-width="auto" style:text-underline-color="font-color" fo:font-weight="normal" style:font-name-asian="ＭＳ Ｐゴシック" style:font-size-asian="9pt" style:font-style-asian="normal" style:font-weight-asian="normal" style:font-size-complex="9pt" style:font-style-complex="normal" style:font-weight-complex="normal"/>
    </style:style>
    <style:style style:name="T18" style:family="text">
      <style:text-properties style:font-name-asian="ＭＳ Ｐゴシック" style:font-name-complex="F"/>
    </style:style>
    <style:style style:name="T19" style:family="text">
      <style:text-properties fo:color="#0000d4" style:text-outline="false" style:text-line-through-style="none" style:font-name="ＭＳ Ｐゴシック"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d4" style:text-outline="false" style:text-line-through-style="none" style:font-name="ＭＳ Ｐゴシック"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2pt" style:language-asian="ja" style:country-asian="JP"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d4"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base-cell-address="'OSC2014 Tokyo Spring 申込書'.D78">
          <table:error-message table:message-type="stop" table:display="true"/>
        </table:content-validation>
        <table:content-validation table:name="val2" table:condition="of:cell-content-text-length-is-between(0,80)" table:allow-empty-cell="false" table:base-cell-address="'OSC2014 Tokyo Spring 申込書'.E27">
          <table:help-message table:title="文字数は80字以内でお願いします" table:display="true">
            <text:p>文字数制限をかけさせていただいています。80文字を超えますとエラーになりますのでご注意ください。</text:p>
          </table:help-message>
          <table:error-message table:message-type="stop" table:display="true"/>
        </table:content-validation>
      </table:content-validations>
      <table:table table:name="OSC2014 Tokyo Spring 申込書" table:style-name="ta1" table:protected="true" table:print="false">
        <table:table-protection table:select-protected-cells="true" table: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326" form:control-implementation="ooo:com.sun.star.form.component.CheckBox" xml:id="control1" form:id="control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7"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8" form:control-implementation="ooo:com.sun.star.form.component.CheckBox" xml:id="control3"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31"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0"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1"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2"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3" form:control-implementation="ooo:com.sun.star.form.component.CheckBox" xml:id="control8" form:id="control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4"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5" form:control-implementation="ooo:com.sun.star.form.component.CheckBox" xml:id="control10" form:id="control10"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6"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0" form:control-implementation="ooo:com.sun.star.form.component.CheckBox" xml:id="control12" form:id="control1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1" form:control-implementation="ooo:com.sun.star.form.component.CheckBox" xml:id="control13"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2" form:control-implementation="ooo:com.sun.star.form.component.CheckBox" xml:id="control14" form:id="control1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3" form:control-implementation="ooo:com.sun.star.form.component.CheckBox" xml:id="control15"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4"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5" form:control-implementation="ooo:com.sun.star.form.component.CheckBox" xml:id="control17"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6" form:control-implementation="ooo:com.sun.star.form.component.CheckBox" xml:id="control18" form:id="control1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7" form:control-implementation="ooo:com.sun.star.form.component.CheckBox" xml:id="control19" form:id="control1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0" form:control-implementation="ooo:com.sun.star.form.component.CheckBox" xml:id="control20" form:id="control2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1" form:control-implementation="ooo:com.sun.star.form.component.CheckBox" xml:id="control21" form:id="control2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2" form:control-implementation="ooo:com.sun.star.form.component.CheckBox" xml:id="control22" form:id="control2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3" form:control-implementation="ooo:com.sun.star.form.component.CheckBox" xml:id="control23" form:id="control2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4" form:control-implementation="ooo:com.sun.star.form.component.CheckBox" xml:id="control24" form:id="control2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1" form:control-implementation="ooo:com.sun.star.form.component.CheckBox" xml:id="control25" form:id="control2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2" form:control-implementation="ooo:com.sun.star.form.component.CheckBox" xml:id="control26" form:id="control2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97" form:control-implementation="ooo:com.sun.star.form.component.CheckBox" xml:id="control27" form:id="control2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0" form:control-implementation="ooo:com.sun.star.form.component.CheckBox" xml:id="control28" form:id="control2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1" form:control-implementation="ooo:com.sun.star.form.component.CheckBox" xml:id="control29" form:id="control2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2" form:control-implementation="ooo:com.sun.star.form.component.CheckBox" xml:id="control30" form:id="control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3" form:control-implementation="ooo:com.sun.star.form.component.CheckBox" xml:id="control31" form:id="control3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4" form:control-implementation="ooo:com.sun.star.form.component.CheckBox" xml:id="control32" form:id="control3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5" form:control-implementation="ooo:com.sun.star.form.component.CheckBox" xml:id="control33" form:id="control3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7" form:control-implementation="ooo:com.sun.star.form.component.CheckBox" xml:id="control34" form:id="control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8" form:control-implementation="ooo:com.sun.star.form.component.CheckBox" xml:id="control35" form:id="control3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9" form:control-implementation="ooo:com.sun.star.form.component.CheckBox" xml:id="control36" form:id="control3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0" form:control-implementation="ooo:com.sun.star.form.component.CheckBox" xml:id="control37" form:id="control3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1" form:control-implementation="ooo:com.sun.star.form.component.CheckBox" xml:id="control38" form:id="control3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2" form:control-implementation="ooo:com.sun.star.form.component.CheckBox" xml:id="control39" form:id="control3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3" form:control-implementation="ooo:com.sun.star.form.component.CheckBox" xml:id="control40" form:id="control4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4" form:control-implementation="ooo:com.sun.star.form.component.CheckBox" xml:id="control41" form:id="control4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5" form:control-implementation="ooo:com.sun.star.form.component.CheckBox" xml:id="control42" form:id="control4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6" form:control-implementation="ooo:com.sun.star.form.component.CheckBox" xml:id="control43" form:id="control4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7" form:control-implementation="ooo:com.sun.star.form.component.CheckBox" xml:id="control44" form:id="control4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8" form:control-implementation="ooo:com.sun.star.form.component.CheckBox" xml:id="control45" form:id="control4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9" form:control-implementation="ooo:com.sun.star.form.component.CheckBox" xml:id="control46" form:id="control4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0" form:control-implementation="ooo:com.sun.star.form.component.CheckBox" xml:id="control47" form:id="control47"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1" form:control-implementation="ooo:com.sun.star.form.component.CheckBox" xml:id="control48" form:id="control4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2" form:control-implementation="ooo:com.sun.star.form.component.CheckBox" xml:id="control49" form:id="control4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3" form:control-implementation="ooo:com.sun.star.form.component.CheckBox" xml:id="control50" form:id="control5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4" form:control-implementation="ooo:com.sun.star.form.component.CheckBox" xml:id="control51" form:id="control5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5" form:control-implementation="ooo:com.sun.star.form.component.CheckBox" xml:id="control52" form:id="control5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6" form:control-implementation="ooo:com.sun.star.form.component.CheckBox" xml:id="control53" form:id="control5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7" form:control-implementation="ooo:com.sun.star.form.component.CheckBox" xml:id="control54" form:id="control5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8" form:control-implementation="ooo:com.sun.star.form.component.CheckBox" xml:id="control55" form:id="control5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9" form:control-implementation="ooo:com.sun.star.form.component.CheckBox" xml:id="control56" form:id="control5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0" form:control-implementation="ooo:com.sun.star.form.component.CheckBox" xml:id="control57" form:id="control5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1" form:control-implementation="ooo:com.sun.star.form.component.CheckBox" xml:id="control58" form:id="control5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2" form:control-implementation="ooo:com.sun.star.form.component.CheckBox" xml:id="control59" form:id="control5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3" form:control-implementation="ooo:com.sun.star.form.component.CheckBox" xml:id="control60" form:id="control6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4" form:control-implementation="ooo:com.sun.star.form.component.CheckBox" xml:id="control61" form:id="control6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5" form:control-implementation="ooo:com.sun.star.form.component.CheckBox" xml:id="control62" form:id="control6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6" form:control-implementation="ooo:com.sun.star.form.component.CheckBox" xml:id="control63" form:id="control6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7" form:control-implementation="ooo:com.sun.star.form.component.CheckBox" xml:id="control64" form:id="control6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8" form:control-implementation="ooo:com.sun.star.form.component.CheckBox" xml:id="control65" form:id="control6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9" form:control-implementation="ooo:com.sun.star.form.component.CheckBox" xml:id="control66" form:id="control6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0" form:control-implementation="ooo:com.sun.star.form.component.CheckBox" xml:id="control67" form:id="control6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1" form:control-implementation="ooo:com.sun.star.form.component.CheckBox" xml:id="control68" form:id="control6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2" form:control-implementation="ooo:com.sun.star.form.component.CheckBox" xml:id="control69" form:id="control6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3" form:control-implementation="ooo:com.sun.star.form.component.CheckBox" xml:id="control70" form:id="control7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4" form:control-implementation="ooo:com.sun.star.form.component.CheckBox" xml:id="control71" form:id="control7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5" form:control-implementation="ooo:com.sun.star.form.component.CheckBox" xml:id="control72" form:id="control7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6" form:control-implementation="ooo:com.sun.star.form.component.CheckBox" xml:id="control73" form:id="control7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7" form:control-implementation="ooo:com.sun.star.form.component.CheckBox" xml:id="control74" form:id="control7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8" form:control-implementation="ooo:com.sun.star.form.component.CheckBox" xml:id="control75" form:id="control7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9" form:control-implementation="ooo:com.sun.star.form.component.CheckBox" xml:id="control76" form:id="control7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0" form:control-implementation="ooo:com.sun.star.form.component.CheckBox" xml:id="control77" form:id="control7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1" form:control-implementation="ooo:com.sun.star.form.component.CheckBox" xml:id="control78" form:id="control7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2" form:control-implementation="ooo:com.sun.star.form.component.CheckBox" xml:id="control79" form:id="control7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3" form:control-implementation="ooo:com.sun.star.form.component.CheckBox" xml:id="control80" form:id="control8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4" form:control-implementation="ooo:com.sun.star.form.component.CheckBox" xml:id="control81" form:id="control8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5" form:control-implementation="ooo:com.sun.star.form.component.CheckBox" xml:id="control82" form:id="control8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6" form:control-implementation="ooo:com.sun.star.form.component.CheckBox" xml:id="control83" form:id="control8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7" form:control-implementation="ooo:com.sun.star.form.component.CheckBox" xml:id="control84" form:id="control8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8" form:control-implementation="ooo:com.sun.star.form.component.CheckBox" xml:id="control85" form:id="control8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9" form:control-implementation="ooo:com.sun.star.form.component.CheckBox" xml:id="control86" form:id="control8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0" form:control-implementation="ooo:com.sun.star.form.component.CheckBox" xml:id="control87" form:id="control8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1" form:control-implementation="ooo:com.sun.star.form.component.CheckBox" xml:id="control88" form:id="control8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2" form:control-implementation="ooo:com.sun.star.form.component.CheckBox" xml:id="control89" form:id="control8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3" form:control-implementation="ooo:com.sun.star.form.component.CheckBox" xml:id="control90" form:id="control9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4" form:control-implementation="ooo:com.sun.star.form.component.CheckBox" xml:id="control91" form:id="control9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5" form:control-implementation="ooo:com.sun.star.form.component.CheckBox" xml:id="control92" form:id="control9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 table:number-columns-repeated="25" table:default-cell-style-name="ce64"/>
        <table:table-column table:style-name="co2" table:default-cell-style-name="ce64"/>
        <table:table-column table:style-name="co3" table:number-columns-repeated="231" table:default-cell-style-name="ce64"/>
        <table:table-column table:style-name="co3" table:number-columns-repeated="767" table:default-cell-style-name="Default"/>
        <table:table-row table:style-name="ro1">
          <table:table-cell table:style-name="ce1" office:value-type="string" calcext:value-type="string" table:number-columns-spanned="6" table:number-rows-spanned="1">
            <text:p>申込書送付先⇒</text:p>
          </table:table-cell>
          <table:covered-table-cell table:number-columns-repeated="5" table:style-name="ce65"/>
          <table:table-cell table:style-name="ce233" office:value-type="string" calcext:value-type="string" table:number-columns-spanned="7" table:number-rows-spanned="1">
            <text:p><text:span text:style-name="T22"><text:a xlink:href="mailto:OSC2014@Begi.net" xlink:type="simple">OSC2014@Begi.net</text:a></text:span></text:p>
          </table:table-cell>
          <table:covered-table-cell table:number-columns-repeated="6" table:style-name="ce233"/>
          <table:table-cell table:style-name="ce66" table:number-columns-repeated="3"/>
          <table:table-cell table:style-name="ce66">
            <draw:custom-shape table:end-cell-address="'OSC2014 Tokyo Spring 申込書'.Z1" table:end-x="0.195cm" table:end-y="2.475cm" draw:z-index="0" draw:name="Text Box 762" draw:style-name="gr1" draw:text-style-name="P1" svg:width="6.526cm" svg:height="2.392cm" svg:x="0.005cm" svg:y="0.083cm">
              <text:p text:style-name="P1"><text:span text:style-name="T1">申込最終締切日 </text:span><text:span text:style-name="T1">1</text:span><text:span text:style-name="T1">月</text:span><text:span text:style-name="T1">6</text:span><text:span text:style-name="T1">日（月）</text:span></text:p>
              <text:p text:style-name="P1"><text:span text:style-name="T2">プログラム公開予定日　</text:span><text:span text:style-name="T2">1</text:span><text:span text:style-name="T2">月</text:span><text:span text:style-name="T2">22</text:span><text:span text:style-name="T2">日</text:span><text:span text:style-name="T2">(</text:span><text:span text:style-name="T2">水</text:span><text:span text:style-name="T2">)</text:span></text:p>
              <text:p text:style-name="P1"><text:span text:style-name="T3">申込多数の場合は</text:span><text:span text:style-name="T4">【先着順】</text:span><text:span text:style-name="T3">になりますので、</text:span></text:p>
              <text:p text:style-name="P1"><text:span text:style-name="T3">お早めにお申込みください。</text:span></text:p>
              <draw:enhanced-geometry svg:viewBox="0 0 21600 21600" draw:type="mso-spt202" draw:enhanced-path="M 0 0 L 21600 0 21600 21600 0 21600 0 0 Z N"/>
            </draw:custom-shape>
          </table:table-cell>
          <table:table-cell table:style-name="ce66" table:number-columns-repeated="9"/>
          <table:table-cell table:number-columns-repeated="998"/>
        </table:table-row>
        <table:table-row table:style-name="ro2">
          <table:table-cell table:style-name="ce2" office:value-type="string" calcext:value-type="string">
            <text:p>【オープンソースカンファレンス2014 Tokyo/Spring】 <text:s/>出展 / セミナー 申込書</text:p>
          </table:table-cell>
          <table:table-cell table:style-name="ce66" table:number-columns-repeated="25"/>
          <table:table-cell table:number-columns-repeated="998"/>
        </table:table-row>
        <table:table-row table:style-name="ro3">
          <table:table-cell table:style-name="ce3" office:value-type="string" calcext:value-type="string">
            <text:p>OSC開催一覧→</text:p>
          </table:table-cell>
          <table:table-cell table:style-name="ce67" table:number-columns-repeated="4"/>
          <table:table-cell table:style-name="ce196" office:value-type="string" calcext:value-type="string">
            <text:p><text:span text:style-name="T20"><text:a xlink:href="http://www.ospn.jp/" xlink:type="simple">http://www.ospn.jp/</text:a></text:span></text:p>
          </table:table-cell>
          <table:table-cell table:style-name="ce67" table:number-columns-repeated="6"/>
          <table:table-cell table:style-name="ce276"/>
          <table:table-cell table:style-name="ce286" office:value-type="string" calcext:value-type="string" table:number-columns-spanned="3" table:number-rows-spanned="1">
            <text:p>申込日：</text:p>
          </table:table-cell>
          <table:covered-table-cell table:number-columns-repeated="2" table:style-name="ce287"/>
          <table:table-cell table:style-name="ce300" table:content-validation-name="val1" table:number-columns-spanned="3" table:number-rows-spanned="1"/>
          <table:covered-table-cell table:number-columns-repeated="2" table:style-name="ce300" table:content-validation-name="val1"/>
          <table:table-cell table:style-name="ce307" office:value-type="string" calcext:value-type="string">
            <text:p>年</text:p>
          </table:table-cell>
          <table:table-cell table:style-name="ce300" table:content-validation-name="val1" table:number-columns-spanned="2" table:number-rows-spanned="1"/>
          <table:covered-table-cell table:style-name="ce300" table:content-validation-name="val1"/>
          <table:table-cell table:style-name="ce307" office:value-type="string" calcext:value-type="string">
            <text:p>月</text:p>
          </table:table-cell>
          <table:table-cell table:style-name="ce300" table:content-validation-name="val1" table:number-columns-spanned="2" table:number-rows-spanned="1"/>
          <table:covered-table-cell table:style-name="ce300" table:content-validation-name="val1"/>
          <table:table-cell table:style-name="ce307" office:value-type="string" calcext:value-type="string">
            <text:p>日</text:p>
          </table:table-cell>
          <table:table-cell table:number-columns-repeated="998"/>
        </table:table-row>
        <table:table-row table:style-name="ro3">
          <table:table-cell table:style-name="ce4" office:value-type="string" calcext:value-type="string">
            <text:p>開催日：2014/2/28-3/1 (展示準備時間　当日の朝）</text:p>
          </table:table-cell>
          <table:table-cell table:style-name="ce68" table:number-columns-repeated="11"/>
          <table:table-cell table:style-name="ce277"/>
          <table:table-cell table:style-name="ce287" table:number-columns-repeated="3"/>
          <table:table-cell table:style-name="ce300" table:content-validation-name="val1" table:number-columns-repeated="3"/>
          <table:table-cell table:style-name="ce307"/>
          <table:table-cell table:style-name="ce300" table:content-validation-name="val1" table:number-columns-repeated="2"/>
          <table:table-cell table:style-name="ce307"/>
          <table:table-cell table:style-name="ce300" table:content-validation-name="val1" table:number-columns-repeated="2"/>
          <table:table-cell table:style-name="ce307"/>
          <table:table-cell table:number-columns-repeated="998"/>
        </table:table-row>
        <table:table-row table:style-name="ro4">
          <table:table-cell table:style-name="ce5" table:number-columns-repeated="25"/>
          <table:table-cell table:style-name="ce316"/>
          <table:table-cell table:number-columns-repeated="998"/>
        </table:table-row>
        <table:table-row table:style-name="ro5">
          <table:table-cell table:style-name="ce6" office:value-type="string" calcext:value-type="string">
            <text:p>▼本カンファレンスへ申し込みます</text:p>
          </table:table-cell>
          <table:table-cell table:style-name="ce5" table:number-columns-repeated="12"/>
          <table:table-cell table:style-name="ce288" table:number-columns-repeated="2"/>
          <table:table-cell table:style-name="ce5"/>
          <table:table-cell table:style-name="ce301" table:number-columns-repeated="3"/>
          <table:table-cell table:style-name="ce308" table:number-columns-repeated="6"/>
          <table:table-cell table:style-name="ce317"/>
          <table:table-cell table:number-columns-repeated="998"/>
        </table:table-row>
        <table:table-row table:style-name="ro5">
          <table:table-cell table:style-name="ce7" office:value-type="string" calcext:value-type="string">
            <text:p>Ⅰ.出展団体情報 <text:s/></text:p>
          </table:table-cell>
          <table:table-cell table:style-name="ce69"/>
          <table:table-cell table:style-name="ce120"/>
          <table:table-cell table:style-name="ce124" table:number-columns-repeated="22"/>
          <table:table-cell table:style-name="ce318" office:value-type="string" calcext:value-type="string">
            <text:p>※ カンファレンスプログラム・ポスター、チラシ等の印刷物、Webサイトに掲載する際の団体名表記をご記入ください</text:p>
          </table:table-cell>
          <table:table-cell table:number-columns-repeated="998"/>
        </table:table-row>
        <table:table-row table:style-name="ro5">
          <table:table-cell table:style-name="ce8" office:value-type="string" calcext:value-type="string" table:number-columns-spanned="3" table:number-rows-spanned="1">
            <text:p>団体名</text:p>
          </table:table-cell>
          <table:covered-table-cell table:style-name="ce70"/>
          <table:covered-table-cell table:style-name="ce121"/>
          <table:table-cell table:style-name="ce125" table:content-validation-name="val1" office:value-type="string" calcext:value-type="string" table:number-columns-spanned="23" table:number-rows-spanned="1">
            <text:p>MongoDB JP</text:p>
          </table:table-cell>
          <table:covered-table-cell table:number-columns-repeated="21" table:style-name="ce155" table:content-validation-name="val1"/>
          <table:covered-table-cell table:style-name="ce319" table:content-validation-name="val1"/>
          <table:table-cell table:number-columns-repeated="998"/>
        </table:table-row>
        <table:table-row table:style-name="ro5">
          <table:table-cell table:style-name="ce9" office:value-type="string" calcext:value-type="string" table:number-columns-spanned="3" table:number-rows-spanned="1">
            <text:p>U R L</text:p>
          </table:table-cell>
          <table:covered-table-cell table:style-name="ce71"/>
          <table:covered-table-cell table:style-name="ce122"/>
          <table:table-cell table:style-name="ce126" office:value-type="string" calcext:value-type="string" table:number-columns-spanned="23" table:number-rows-spanned="1">
            <text:p>http://www.mongodb.jp</text:p>
          </table:table-cell>
          <table:covered-table-cell table:number-columns-repeated="21" table:style-name="ce156"/>
          <table:covered-table-cell table:style-name="ce320"/>
          <table:table-cell table:number-columns-repeated="998"/>
        </table:table-row>
        <table:table-row table:style-name="ro6">
          <table:table-cell table:style-name="ce5" table:number-columns-repeated="26"/>
          <table:table-cell table:number-columns-repeated="998"/>
        </table:table-row>
        <table:table-row table:style-name="ro5">
          <table:table-cell table:style-name="ce10" office:value-type="string" calcext:value-type="string">
            <text:p>Ⅱ.担当者情報</text:p>
          </table:table-cell>
          <table:table-cell table:style-name="ce72" table:number-columns-repeated="24"/>
          <table:table-cell table:style-name="ce321"/>
          <table:table-cell table:number-columns-repeated="998"/>
        </table:table-row>
        <table:table-row table:style-name="ro5">
          <table:table-cell table:style-name="ce11" office:value-type="string" calcext:value-type="string" table:number-columns-spanned="3" table:number-rows-spanned="1">
            <text:p>担当者名</text:p>
          </table:table-cell>
          <table:covered-table-cell table:number-columns-repeated="2" table:style-name="ce73"/>
          <table:table-cell table:style-name="ce127" table:content-validation-name="val1" office:value-type="string" calcext:value-type="string" table:number-columns-spanned="6" table:number-rows-spanned="1">
            <text:p>小笠原徳彦</text:p>
          </table:table-cell>
          <table:covered-table-cell table:number-columns-repeated="5" table:style-name="ce127" table:content-validation-name="val1"/>
          <table:table-cell table:style-name="ce73" office:value-type="string" calcext:value-type="string" table:number-columns-spanned="4" table:number-rows-spanned="1">
            <text:p>メールアドレス</text:p>
          </table:table-cell>
          <table:covered-table-cell table:number-columns-repeated="2" table:style-name="ce90"/>
          <table:covered-table-cell table:style-name="ce139"/>
          <table:table-cell table:style-name="ce173" table:content-validation-name="val1" office:value-type="string" calcext:value-type="string" table:number-columns-spanned="13" table:number-rows-spanned="1">
            <text:p><text:a xlink:href="mailto:naruoga@gmail.com" xlink:type="simple">naruoga@gmail.com</text:a></text:p>
          </table:table-cell>
          <table:covered-table-cell table:number-columns-repeated="11" table:style-name="ce127" table:content-validation-name="val1"/>
          <table:covered-table-cell table:style-name="ce173" table:content-validation-name="val1"/>
          <table:table-cell table:number-columns-repeated="998"/>
        </table:table-row>
        <table:table-row table:style-name="ro6">
          <table:table-cell table:style-name="ce12" office:value-type="string" calcext:value-type="string" table:number-columns-spanned="3" table:number-rows-spanned="1">
            <text:p>緊急TEL</text:p>
          </table:table-cell>
          <table:covered-table-cell table:style-name="ce74"/>
          <table:covered-table-cell table:style-name="ce123"/>
          <table:table-cell table:style-name="ce128" table:number-columns-spanned="6" table:number-rows-spanned="1"/>
          <table:covered-table-cell table:number-columns-repeated="4" table:style-name="ce156"/>
          <table:covered-table-cell table:style-name="ce261"/>
          <table:table-cell table:style-name="ce266" office:value-type="string" calcext:value-type="string" table:number-columns-spanned="17" table:number-rows-spanned="1">
            <text:p>←現地からお荷物の件などでご連絡することがございます</text:p>
          </table:table-cell>
          <table:covered-table-cell table:number-columns-repeated="15" table:style-name="ce269"/>
          <table:covered-table-cell table:style-name="ce322"/>
          <table:table-cell table:number-columns-repeated="998"/>
        </table:table-row>
        <table:table-row table:style-name="ro6">
          <table:table-cell table:style-name="ce13" table:number-columns-repeated="9"/>
          <table:table-cell table:style-name="ce267" table:number-columns-repeated="17"/>
          <table:table-cell table:number-columns-repeated="998"/>
        </table:table-row>
        <table:table-row table:style-name="ro5">
          <table:table-cell table:style-name="ce6" office:value-type="string" calcext:value-type="string">
            <text:p>▼お申込の項目にチェックをしてください</text:p>
          </table:table-cell>
          <table:table-cell table:style-name="ce5" table:number-columns-repeated="25"/>
          <table:table-cell table:number-columns-repeated="998"/>
        </table:table-row>
        <table:table-row table:style-name="ro5">
          <table:table-cell table:style-name="ce10" office:value-type="string" calcext:value-type="string">
            <text:p>Ⅲ.参加申込内容</text:p>
          </table:table-cell>
          <table:table-cell table:style-name="ce72" table:number-columns-repeated="4"/>
          <table:table-cell table:style-name="ce72">
            <draw:control table:end-cell-address="'OSC2014 Tokyo Spring 申込書'.G17" table:end-x="0.195cm" table:end-y="0.606cm" draw:z-index="1" draw:name="Check Box 326" draw:style-name="gr2" draw:text-style-name="P2" svg:width="0.775cm" svg:height="0.637cm" svg:x="0.126cm" svg:y="0.817cm" draw:control="control1"/>
          </table:table-cell>
          <table:table-cell table:style-name="ce72" table:number-columns-repeated="5"/>
          <table:table-cell table:style-name="ce72">
            <draw:control table:end-cell-address="'OSC2014 Tokyo Spring 申込書'.M17" table:end-x="0.171cm" table:end-y="0.606cm" draw:z-index="2" draw:name="Check Box 327" draw:style-name="gr2" draw:text-style-name="P2" svg:width="0.776cm" svg:height="0.637cm" svg:x="0.101cm" svg:y="0.817cm" draw:control="control2"/>
          </table:table-cell>
          <table:table-cell table:style-name="ce72" table:number-columns-repeated="13"/>
          <table:table-cell table:style-name="ce318"/>
          <table:table-cell table:number-columns-repeated="998"/>
        </table:table-row>
        <table:table-row table:style-name="ro7">
          <table:table-cell table:style-name="ce12" office:value-type="string" calcext:value-type="string" table:number-columns-spanned="5" table:number-rows-spanned="2">
            <text:p>展示ブース出展</text:p>
          </table:table-cell>
          <table:covered-table-cell table:number-columns-repeated="3" table:style-name="ce75"/>
          <table:covered-table-cell table:style-name="ce157"/>
          <table:table-cell table:style-name="ce163"/>
          <table:table-cell table:style-name="ce206" office:value-type="string" calcext:value-type="string">
            <text:p>申し込む</text:p>
          </table:table-cell>
          <table:table-cell table:style-name="ce206" table:number-columns-repeated="5"/>
          <table:table-cell table:style-name="ce206" office:value-type="string" calcext:value-type="string">
            <text:p>申し込まない</text:p>
          </table:table-cell>
          <table:table-cell table:style-name="ce206" table:number-columns-repeated="12"/>
          <table:table-cell table:style-name="ce323"/>
          <table:table-cell table:number-columns-repeated="998"/>
        </table:table-row>
        <table:table-row table:style-name="ro7">
          <table:covered-table-cell table:style-name="ce14"/>
          <table:covered-table-cell table:number-columns-repeated="3" table:style-name="ce76"/>
          <table:covered-table-cell table:style-name="ce158"/>
          <table:table-cell table:style-name="ce197" office:value-type="string" calcext:value-type="string">
            <text:p>申し込む場合<text:span text:style-name="T21"> </text:span><text:span text:style-name="T4">→</text:span><text:span text:style-name="T21"> </text:span><text:span text:style-name="T4">「</text:span><text:span text:style-name="T21">a. </text:span><text:span text:style-name="T4">展示ブース出展内容」</text:span><text:span text:style-name="T21"> </text:span><text:span text:style-name="T4">にご記入ください。</text:span></text:p>
          </table:table-cell>
          <table:table-cell table:style-name="ce234" table:number-columns-repeated="19"/>
          <table:table-cell table:style-name="ce324"/>
          <table:table-cell table:number-columns-repeated="998"/>
        </table:table-row>
        <table:table-row table:style-name="ro7">
          <table:table-cell table:style-name="ce15" office:value-type="string" calcext:value-type="string" table:number-columns-spanned="5" table:number-rows-spanned="2">
            <text:p>セミナー講演</text:p>
          </table:table-cell>
          <table:covered-table-cell table:number-columns-repeated="3" table:style-name="ce77"/>
          <table:covered-table-cell table:style-name="ce159"/>
          <table:table-cell table:style-name="ce198">
            <draw:control table:end-cell-address="'OSC2014 Tokyo Spring 申込書'.G19" table:end-x="0.195cm" table:end-y="0.606cm" draw:z-index="3" draw:name="Check Box 328" draw:style-name="gr2" draw:text-style-name="P2" svg:width="0.775cm" svg:height="0.603cm" svg:x="0.126cm" svg:y="0.005cm" draw:control="control3"/>
          </table:table-cell>
          <table:table-cell table:style-name="ce235" office:value-type="string" calcext:value-type="string">
            <text:p>申し込む</text:p>
          </table:table-cell>
          <table:table-cell table:style-name="ce235" table:number-columns-repeated="4"/>
          <table:table-cell table:style-name="ce235">
            <draw:control table:end-cell-address="'OSC2014 Tokyo Spring 申込書'.M19" table:end-x="0.171cm" table:end-y="0.606cm" draw:z-index="4" draw:name="Check Box 331" draw:style-name="gr2" draw:text-style-name="P2" svg:width="0.776cm" svg:height="0.603cm" svg:x="0.101cm" svg:y="0.005cm" draw:control="control4"/>
          </table:table-cell>
          <table:table-cell table:style-name="ce235" office:value-type="string" calcext:value-type="string">
            <text:p>申し込まない</text:p>
          </table:table-cell>
          <table:table-cell table:style-name="ce235" table:number-columns-repeated="12"/>
          <table:table-cell table:style-name="ce325"/>
          <table:table-cell table:number-columns-repeated="998"/>
        </table:table-row>
        <table:table-row table:style-name="ro7">
          <table:covered-table-cell table:style-name="ce14"/>
          <table:covered-table-cell table:number-columns-repeated="3" table:style-name="ce76"/>
          <table:covered-table-cell table:style-name="ce158"/>
          <table:table-cell table:style-name="ce197" office:value-type="string" calcext:value-type="string">
            <text:p>申し込む場合<text:span text:style-name="T21"> </text:span><text:span text:style-name="T4">→</text:span><text:span text:style-name="T21"> </text:span><text:span text:style-name="T4">「</text:span><text:span text:style-name="T21">b. </text:span><text:span text:style-name="T4">セミナー講演内容」にご記入ください。</text:span></text:p>
          </table:table-cell>
          <table:table-cell table:style-name="ce234" table:number-columns-repeated="19"/>
          <table:table-cell table:style-name="ce324"/>
          <table:table-cell table:number-columns-repeated="998"/>
        </table:table-row>
        <table:table-row table:style-name="ro8">
          <table:table-cell table:style-name="ce15" office:value-type="string" calcext:value-type="string" table:number-columns-spanned="5" table:number-rows-spanned="2">
            <text:p>確認事項<text:span text:style-name="T5">（必須）</text:span></text:p>
          </table:table-cell>
          <table:covered-table-cell table:number-columns-repeated="3" table:style-name="ce77"/>
          <table:covered-table-cell table:style-name="ce159"/>
          <table:table-cell table:style-name="ce199">
            <draw:control table:end-cell-address="'OSC2014 Tokyo Spring 申込書'.G21" table:end-x="0.195cm" table:end-y="0.87cm" draw:z-index="12" draw:name="Check Box 930" draw:style-name="gr2" draw:text-style-name="P2" svg:width="0.775cm" svg:height="0.605cm" svg:x="0.126cm" svg:y="0.267cm" draw:control="control12"/>
          </table:table-cell>
          <table:table-cell table:style-name="ce236" office:value-type="string" calcext:value-type="string" table:number-columns-spanned="20" table:number-rows-spanned="1">
            <text:p>当団体の出展内容（展示・セミナーともに）は、ビジネス要素(営業）を含んでいません。コミュニティとしての出展しますので、セミナー資料などへの所属先の会社名などの表記は行いません。</text:p>
          </table:table-cell>
          <table:covered-table-cell table:number-columns-repeated="18" table:style-name="ce253"/>
          <table:covered-table-cell table:style-name="ce236"/>
          <table:table-cell table:number-columns-repeated="998"/>
        </table:table-row>
        <table:table-row table:style-name="ro9">
          <table:covered-table-cell table:style-name="ce14"/>
          <table:covered-table-cell table:number-columns-repeated="3" table:style-name="ce76"/>
          <table:covered-table-cell table:style-name="ce158"/>
          <table:table-cell table:style-name="ce200" office:value-type="string" calcext:value-type="string" table:number-columns-spanned="21" table:number-rows-spanned="1">
            <text:p>ビジネス要素を含む場合 → 「協賛」としてのご参加となります。事務局までお問合せください。</text:p>
            <text:p>コミュニティからのスポンサーも募集しておりますので、ご協力をお願いいたします。</text:p>
          </table:table-cell>
          <table:covered-table-cell table:number-columns-repeated="19" table:style-name="ce237"/>
          <table:covered-table-cell table:style-name="ce326"/>
          <table:table-cell table:number-columns-repeated="998"/>
        </table:table-row>
        <table:table-row table:style-name="ro6">
          <table:table-cell table:style-name="ce5" table:number-columns-repeated="5"/>
          <table:table-cell table:style-name="ce201"/>
          <table:table-cell table:style-name="ce5" table:number-columns-repeated="20"/>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1"/>
          <table:table-cell table:style-name="ce5" table:number-columns-repeated="20"/>
          <table:table-cell table:number-columns-repeated="998"/>
        </table:table-row>
        <table:table-row table:style-name="ro5">
          <table:table-cell table:style-name="ce16" office:value-type="string" calcext:value-type="string">
            <text:p>a. 展示ブース出展内容</text:p>
          </table:table-cell>
          <table:table-cell table:style-name="ce78" table:number-columns-repeated="24"/>
          <table:table-cell table:style-name="ce327" office:value-type="string" calcext:value-type="string">
            <text:p>※ 配布プログラム・Webサイトに掲載します。</text:p>
          </table:table-cell>
          <table:table-cell table:number-columns-repeated="998"/>
        </table:table-row>
        <table:table-row table:style-name="ro10">
          <table:table-cell table:style-name="ce17" office:value-type="string" calcext:value-type="string" table:number-columns-spanned="4" table:number-rows-spanned="1">
            <text:p>展示カテゴリー</text:p>
            <text:p><text:span text:style-name="T6">（</text:span><text:span text:style-name="T6">3</text:span><text:span text:style-name="T6">つまで）</text:span></text:p>
            <text:p><text:span text:style-name="T7"><text:s/>※</text:span><text:span text:style-name="T7">2</text:span><text:span text:style-name="T7">シート目を参照</text:span></text:p>
          </table:table-cell>
          <table:covered-table-cell table:number-columns-repeated="2" table:style-name="ce79"/>
          <table:covered-table-cell table:style-name="ce129"/>
          <table:table-cell table:style-name="ce160" table:content-validation-name="val1" office:value-type="string" calcext:value-type="string" table:number-columns-spanned="22" table:number-rows-spanned="1">
            <text:p>データベース</text:p>
            <text:p>クラウド</text:p>
            <text:p>Web アプリ(CMS等)</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11">
          <table:table-cell table:style-name="ce17" office:value-type="string" calcext:value-type="string" table:number-columns-spanned="4" table:number-rows-spanned="1">
            <text:p>展 示 内 容</text:p>
            <text:p><text:span text:style-name="T8">(</text:span><text:span text:style-name="T6">80</text:span><text:span text:style-name="T8">文字まで</text:span><text:span text:style-name="T8">,Web</text:span><text:span text:style-name="T8">掲載と印刷用</text:span><text:span text:style-name="T8">)</text:span></text:p>
          </table:table-cell>
          <table:covered-table-cell table:number-columns-repeated="2" table:style-name="ce80"/>
          <table:covered-table-cell table:style-name="ce130"/>
          <table:table-cell table:style-name="ce161" table:content-validation-name="val2" office:value-type="string" calcext:value-type="string" table:number-columns-spanned="22" table:number-rows-spanned="1">
            <text:p>MongoDBのエッセンスや事例などを紹介したパンフレットの配布、MongoDBを用いたシステムおよびその管理システムの展示、など</text:p>
          </table:table-cell>
          <table:covered-table-cell table:number-columns-repeated="20" table:style-name="ce203" table:content-validation-name="val2"/>
          <table:covered-table-cell table:style-name="ce161" table:content-validation-name="val2"/>
          <table:table-cell table:number-columns-repeated="998"/>
        </table:table-row>
        <table:table-row table:style-name="ro5">
          <table:table-cell table:style-name="ce18" office:value-type="string" calcext:value-type="string" table:number-columns-spanned="4" table:number-rows-spanned="1">
            <text:p>当日担当者名</text:p>
          </table:table-cell>
          <table:covered-table-cell table:number-columns-repeated="2" table:style-name="ce81"/>
          <table:covered-table-cell table:style-name="ce131"/>
          <table:table-cell table:style-name="ce127" table:content-validation-name="val1" office:value-type="string" calcext:value-type="string" table:number-columns-spanned="8" table:number-rows-spanned="1">
            <text:p>小笠原徳彦</text:p>
          </table:table-cell>
          <table:covered-table-cell table:number-columns-repeated="6" table:style-name="ce204"/>
          <table:covered-table-cell table:style-name="ce273"/>
          <table:table-cell table:style-name="ce278" office:value-type="string" calcext:value-type="string" table:number-columns-spanned="7" table:number-rows-spanned="1">
            <text:p>当日のブース予定人数</text:p>
          </table:table-cell>
          <table:covered-table-cell table:number-columns-repeated="6" table:style-name="ce90"/>
          <table:table-cell table:style-name="ce173" office:value-type="float" office:value="3" calcext:value-type="float" table:number-columns-spanned="7" table:number-rows-spanned="1">
            <text:p>3</text:p>
          </table:table-cell>
          <table:covered-table-cell table:number-columns-repeated="5" table:style-name="ce204"/>
          <table:covered-table-cell table:style-name="ce328"/>
          <table:table-cell table:number-columns-repeated="998"/>
        </table:table-row>
        <table:table-row table:style-name="ro5">
          <table:table-cell table:style-name="ce19" office:value-type="string" calcext:value-type="string" table:number-columns-spanned="4" table:number-rows-spanned="1">
            <text:p>出展日程</text:p>
          </table:table-cell>
          <table:covered-table-cell table:number-columns-repeated="2" table:style-name="ce82"/>
          <table:covered-table-cell table:style-name="ce132"/>
          <table:table-cell table:style-name="ce162">
            <draw:control table:end-cell-address="'OSC2014 Tokyo Spring 申込書'.F29" table:end-x="0.195cm" table:end-y="0.712cm" draw:z-index="14" draw:name="Check Box 932" draw:style-name="gr2" draw:text-style-name="P2" svg:width="0.778cm" svg:height="0.604cm" svg:x="0.122cm" svg:y="0.11cm" draw:control="control14"/>
          </table:table-cell>
          <table:table-cell table:style-name="ce205" office:value-type="string" calcext:value-type="string">
            <text:p>両日出展</text:p>
          </table:table-cell>
          <table:table-cell table:style-name="ce238"/>
          <table:table-cell table:style-name="ce205"/>
          <table:table-cell table:style-name="ce205">
            <draw:control table:end-cell-address="'OSC2014 Tokyo Spring 申込書'.J29" table:end-x="0.194cm" table:end-y="0.712cm" draw:z-index="15" draw:name="Check Box 933" draw:style-name="gr2" draw:text-style-name="P2" svg:width="0.777cm" svg:height="0.604cm" svg:x="0.121cm" svg:y="0.11cm" draw:control="control15"/>
          </table:table-cell>
          <table:table-cell table:style-name="ce205" office:value-type="string" calcext:value-type="string">
            <text:p>金曜日のみ出展</text:p>
          </table:table-cell>
          <table:table-cell table:style-name="ce205" table:number-columns-repeated="3"/>
          <table:table-cell table:style-name="ce205">
            <draw:control table:end-cell-address="'OSC2014 Tokyo Spring 申込書'.O29" table:end-x="0.194cm" table:end-y="0.712cm" draw:z-index="16" draw:name="Check Box 934" draw:style-name="gr2" draw:text-style-name="P2" svg:width="0.777cm" svg:height="0.604cm" svg:x="0.121cm" svg:y="0.11cm" draw:control="control16"/>
          </table:table-cell>
          <table:table-cell table:style-name="ce205" office:value-type="string" calcext:value-type="string">
            <text:p>土曜日のみ出展</text:p>
          </table:table-cell>
          <table:table-cell table:style-name="ce205" table:number-columns-repeated="10"/>
          <table:table-cell table:style-name="ce329" table:content-validation-name="val1"/>
          <table:table-cell table:number-columns-repeated="998"/>
        </table:table-row>
        <table:table-row table:style-name="ro5">
          <table:table-cell table:style-name="ce19" office:value-type="string" calcext:value-type="string" table:number-columns-spanned="4" table:number-rows-spanned="1">
            <text:p>展示スペースの共有</text:p>
          </table:table-cell>
          <table:covered-table-cell table:number-columns-repeated="2" table:style-name="ce82"/>
          <table:covered-table-cell table:style-name="ce132"/>
          <table:table-cell table:style-name="ce163">
            <draw:control table:end-cell-address="'OSC2014 Tokyo Spring 申込書'.F30" table:end-x="0.195cm" table:end-y="0.713cm" draw:z-index="13" draw:name="Check Box 931" draw:style-name="gr2" draw:text-style-name="P2" svg:width="0.778cm" svg:height="0.607cm" svg:x="0.122cm" svg:y="0.106cm" draw:control="control13"/>
          </table:table-cell>
          <table:table-cell table:style-name="ce206" office:value-type="string" calcext:value-type="string">
            <text:p>OKです。</text:p>
          </table:table-cell>
          <table:table-cell table:style-name="ce239"/>
          <table:table-cell table:style-name="ce206" office:value-type="string" calcext:value-type="string">
            <text:p>※チェックがない場合でも、申込順などにより机の共有をお願いすることがあります</text:p>
          </table:table-cell>
          <table:table-cell table:style-name="ce206" table:number-columns-repeated="17"/>
          <table:table-cell table:style-name="ce330" table:content-validation-name="val1"/>
          <table:table-cell table:number-columns-repeated="998"/>
        </table:table-row>
        <table:table-row table:style-name="ro12">
          <table:table-cell table:style-name="ce20" office:value-type="string" calcext:value-type="string" table:number-columns-spanned="4" table:number-rows-spanned="1">
            <text:p>電力について</text:p>
          </table:table-cell>
          <table:covered-table-cell table:number-columns-repeated="2" table:style-name="ce83"/>
          <table:covered-table-cell table:style-name="ce133"/>
          <table:table-cell table:style-name="ce164" office:value-type="string" calcext:value-type="string" table:number-columns-spanned="22" table:number-rows-spanned="1">
            <text:p>ノートPC1～2台程度までとします。電源タップは各自持参のこと。よろしくお願いします。</text:p>
          </table:table-cell>
          <table:covered-table-cell table:number-columns-repeated="20" table:style-name="ce207"/>
          <table:covered-table-cell table:style-name="ce331"/>
          <table:table-cell table:number-columns-repeated="998"/>
        </table:table-row>
        <table:table-row table:style-name="ro9">
          <table:table-cell table:style-name="ce21" office:value-type="string" calcext:value-type="string" table:number-columns-spanned="4" table:number-rows-spanned="1">
            <text:p>展示物品</text:p>
            <text:p>（ノートPC○台など）</text:p>
          </table:table-cell>
          <table:covered-table-cell table:number-columns-repeated="2" table:style-name="ce84"/>
          <table:covered-table-cell table:style-name="ce134"/>
          <table:table-cell table:style-name="ce165" office:value-type="string" calcext:value-type="string" table:number-columns-spanned="22" table:number-rows-spanned="1">
            <text:p>ノートPC2台、外付けディスプレイ1台</text:p>
          </table:table-cell>
          <table:covered-table-cell table:number-columns-repeated="20" table:style-name="ce208"/>
          <table:covered-table-cell table:style-name="ce332"/>
          <table:table-cell table:number-columns-repeated="998"/>
        </table:table-row>
        <table:table-row table:style-name="ro13">
          <table:table-cell table:style-name="ce22" office:value-type="string" calcext:value-type="string" table:number-columns-spanned="4" table:number-rows-spanned="1">
            <text:p>隣接希望団体</text:p>
            <text:p>その他連絡事項</text:p>
          </table:table-cell>
          <table:covered-table-cell table:number-columns-repeated="2" table:style-name="ce79"/>
          <table:covered-table-cell table:style-name="ce129"/>
          <table:table-cell table:style-name="ce166" table:content-validation-name="val1" table:number-columns-spanned="22" table:number-rows-spanned="1"/>
          <table:covered-table-cell table:number-columns-repeated="20" table:style-name="ce209" table:content-validation-name="val1"/>
          <table:covered-table-cell table:style-name="ce333" table:content-validation-name="val1"/>
          <table:table-cell table:number-columns-repeated="998"/>
        </table:table-row>
        <table:table-row table:style-name="ro14">
          <table:table-cell table:style-name="ce23" office:value-type="string" calcext:value-type="string" table:number-columns-spanned="26" table:number-rows-spanned="1">
            <text:p>◆コミュニティの展示スペースについて</text:p>
            <text:p><text:s/>・ 机 (1,800×450) - 0.5～1台</text:p>
            <text:p><text:s/>・ イス- 2つ（調整可能）</text:p>
          </table:table-cell>
          <table:covered-table-cell table:number-columns-repeated="25" table:style-name="ce23"/>
          <table:table-cell table:number-columns-repeated="998"/>
        </table:table-row>
        <table:table-row table:style-name="ro15">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16">
          <table:table-cell table:style-name="ce25" office:value-type="string" calcext:value-type="string" table:number-columns-spanned="26" table:number-rows-spanned="1">
            <text:p>■電源容量の制限について</text:p>
            <text:p>会場の電源容量の制約により、展示ブースでのサーバー機の動作デモやプロジェクターの利用はご遠慮ください。</text:p>
            <text:p>ブース毎の電源使用量は、ノートPC 1～2台程度を想定しております。</text:p>
            <text:p>多くの団体の参加が予想されますので、台数削減のご検討、現場で一度に電源を入れずに充電などでの対応など、ご協力をお願いいたします。</text:p>
            <text:p>どうしても同時に多く使用することになってしまう場合は、展示の配置などの調整が必要ですので、ご連絡をお願いいたします。</text:p>
            <text:p><text:s/>・ 電源 - <text:span text:style-name="T4">電源タップ</text:span><text:span text:style-name="T8">はご用意ください</text:span></text:p>
          </table:table-cell>
          <table:covered-table-cell table:number-columns-repeated="25" table:style-name="ce25"/>
          <table:table-cell table:number-columns-repeated="998"/>
        </table:table-row>
        <table:table-row table:style-name="ro17">
          <table:table-cell table:style-name="ce25" office:value-type="string" calcext:value-type="string" table:number-columns-spanned="26" table:number-rows-spanned="1">
            <text:p>■ 物品販売 - <text:span text:style-name="T4">書籍のみ可</text:span></text:p>
            <text:p><text:span text:style-name="T8">■ </text:span><text:span text:style-name="T8">準備時間・荷物の発送</text:span></text:p>
            <text:p><text:span text:style-name="T8">※</text:span><text:span text:style-name="T8">1</text:span><text:span text:style-name="T8">日目の朝、展示スペースの準備時間を用意しております。</text:span></text:p>
            <text:p><text:span text:style-name="T8">　 前日に荷物の確認およびセッティングが必要な場合は前日の夕方にお越しいただくことも可能ですが、</text:span></text:p>
            <text:p><text:span text:style-name="T8">　 開催が近づきましたら事務局にご相談ください。展示時間、事前準備時間、展示物の搬入、撤収時間につきましては、</text:span></text:p>
            <text:p><text:span text:style-name="T8">　 別途『開催当日までのご案内』として、約</text:span><text:span text:style-name="T8">2</text:span><text:span text:style-name="T8">週間前にご連絡させていただきます。</text:span></text:p>
          </table:table-cell>
          <table:covered-table-cell table:number-columns-repeated="25" table:style-name="ce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1"/>
          <table:table-cell table:style-name="ce5" table:number-columns-repeated="20"/>
          <table:table-cell table:number-columns-repeated="998"/>
        </table:table-row>
        <table:table-row table:style-name="ro10">
          <table:table-cell table:style-name="ce26" office:value-type="string" calcext:value-type="string" table:number-columns-spanned="4" table:number-rows-spanned="1">
            <text:p>入力時のご注意</text:p>
          </table:table-cell>
          <table:covered-table-cell table:number-columns-repeated="2" table:style-name="ce85"/>
          <table:covered-table-cell table:style-name="ce135"/>
          <table:table-cell table:style-name="ce167" table:content-validation-name="val1" office:value-type="string" calcext:value-type="string" table:number-columns-spanned="22" table:number-rows-spanned="1">
            <text:p>[セミナータイトル] [対象者] [前提知識]は、参加者がセミナーを選ぶ際に参考にする情報です。</text:p>
            <text:p>参加者のミスマッチを防ぐためにも分かりやすくご入力くださいますようご協力ください。</text:p>
          </table:table-cell>
          <table:covered-table-cell table:number-columns-repeated="20" table:style-name="ce210" table:content-validation-name="val1"/>
          <table:covered-table-cell table:style-name="ce167" table:content-validation-name="val1"/>
          <table:table-cell table:number-columns-repeated="998"/>
        </table:table-row>
        <table:table-row table:style-name="ro5">
          <table:table-cell table:style-name="ce16" office:value-type="string" calcext:value-type="string">
            <text:p>b. セミナー講演内容</text:p>
          </table:table-cell>
          <table:table-cell table:style-name="ce78" table:number-columns-repeated="10"/>
          <table:table-cell table:style-name="ce274"/>
          <table:table-cell table:style-name="ce78" table:number-columns-repeated="13"/>
          <table:table-cell table:style-name="ce327" office:value-type="string" calcext:value-type="string">
            <text:p>※ 配布プログラム・Webサイトに掲載します</text:p>
          </table:table-cell>
          <table:table-cell table:number-columns-repeated="998"/>
        </table:table-row>
        <table:table-row table:style-name="ro18">
          <table:table-cell table:style-name="ce27" office:value-type="string" calcext:value-type="string" table:number-columns-spanned="4" table:number-rows-spanned="2">
            <text:p>*<text:span text:style-name="T9">【重要】</text:span></text:p>
            <text:p><text:span text:style-name="T9">セミナータイトル</text:span></text:p>
            <text:p><text:span text:style-name="T10">(80</text:span><text:span text:style-name="T10">文字まで</text:span><text:span text:style-name="T10">)</text:span></text:p>
          </table:table-cell>
          <table:covered-table-cell table:number-columns-repeated="2" table:style-name="ce86"/>
          <table:covered-table-cell table:style-name="ce136"/>
          <table:table-cell table:style-name="ce168" table:content-validation-name="val1" office:value-type="string" calcext:value-type="string" table:number-columns-spanned="22" table:number-rows-spanned="1">
            <text:p>初心者向けMongoDBのキホン！</text:p>
          </table:table-cell>
          <table:covered-table-cell table:number-columns-repeated="20" table:style-name="ce211" table:content-validation-name="val1"/>
          <table:covered-table-cell table:style-name="ce168" table:content-validation-name="val1"/>
          <table:table-cell table:number-columns-repeated="998"/>
        </table:table-row>
        <table:table-row table:style-name="ro19">
          <table:covered-table-cell table:style-name="ce28"/>
          <table:covered-table-cell table:number-columns-repeated="2" table:style-name="ce87"/>
          <table:covered-table-cell table:style-name="ce137"/>
          <table:table-cell table:style-name="ce169" table:content-validation-name="val1" office:value-type="string" calcext:value-type="string" table:number-columns-spanned="22" table:number-rows-spanned="1">
            <text:p>多くのセミナーが同時開催されます。また、当日配布するプログラムには、「セミナータイトル、団体名、講師名」のみ掲載します。タイトルの分かりやすさで集客が左右される場合も多いので、具体的なキーワードが入ったタイトルにされることをお勧めします。</text:p>
            <text:p>よりよいセミナータイトルにするために、<text:span text:style-name="T17">事務局でのレビューのご希望がありましたらお気軽にご相談ください。</text:span></text:p>
          </table:table-cell>
          <table:covered-table-cell table:number-columns-repeated="20" table:style-name="ce212" table:content-validation-name="val1"/>
          <table:covered-table-cell table:style-name="ce334" table:content-validation-name="val1"/>
          <table:table-cell table:number-columns-repeated="998"/>
        </table:table-row>
        <table:table-row table:style-name="ro20">
          <table:table-cell table:style-name="ce29" office:value-type="string" calcext:value-type="string" table:number-columns-spanned="4" table:number-rows-spanned="1">
            <text:p>*<text:span text:style-name="T11">セミナー内容</text:span></text:p>
            <text:p><text:span text:style-name="T12">※</text:span><text:span text:style-name="T12">文字数制限無し。</text:span><text:span text:style-name="T12">Web</text:span><text:span text:style-name="T12">掲載のみ</text:span></text:p>
          </table:table-cell>
          <table:covered-table-cell table:number-columns-repeated="2" table:style-name="ce88"/>
          <table:covered-table-cell table:style-name="ce138"/>
          <table:table-cell table:style-name="ce160" table:content-validation-name="val1" office:value-type="string" calcext:value-type="string" table:number-columns-spanned="22" table:number-rows-spanned="1">
            <text:p>MongoDB JP OSCに初登場！ MongoDBのキホンを紹介します。</text:p>
            <text:p>また、実際に画面上でMongoDBのインストールから基本的な操作まで一通り行いますので、それを通してMongoDBの簡単さや楽しさを知ってもらいます。</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18">
          <table:table-cell table:style-name="ce30" office:value-type="string" calcext:value-type="string" table:number-columns-spanned="4" table:number-rows-spanned="1">
            <text:p>*<text:span text:style-name="T11">講演者氏名</text:span></text:p>
          </table:table-cell>
          <table:covered-table-cell table:number-columns-repeated="3" table:style-name="ce89"/>
          <table:table-cell table:style-name="ce170" table:content-validation-name="val1" office:value-type="string" calcext:value-type="string" table:number-columns-spanned="5" table:number-rows-spanned="1">
            <text:p>渡部 徹太郎</text:p>
          </table:table-cell>
          <table:covered-table-cell table:number-columns-repeated="4" table:style-name="ce170" table:content-validation-name="val1"/>
          <table:table-cell table:style-name="ce268" office:value-type="string" calcext:value-type="string" table:number-columns-spanned="4" table:number-rows-spanned="1">
            <text:p>メールアドレス</text:p>
          </table:table-cell>
          <table:covered-table-cell table:number-columns-repeated="3" table:style-name="ce268"/>
          <table:table-cell table:style-name="ce166" table:content-validation-name="val1" office:value-type="string" calcext:value-type="string" table:number-columns-spanned="13" table:number-rows-spanned="1">
            <text:p><text:a xlink:href="mailto:fetaro@gmail.com" xlink:type="simple">fetaro@gmail.com</text:a></text:p>
          </table:table-cell>
          <table:covered-table-cell table:number-columns-repeated="11" table:style-name="ce170" table:content-validation-name="val1"/>
          <table:covered-table-cell table:style-name="ce166" table:content-validation-name="val1"/>
          <table:table-cell table:number-columns-repeated="998"/>
        </table:table-row>
        <table:table-row table:style-name="ro21">
          <table:table-cell table:style-name="ce31" office:value-type="string" calcext:value-type="string" table:number-columns-spanned="4" table:number-rows-spanned="1">
            <text:p>出展団体での</text:p>
            <text:p>役職など</text:p>
          </table:table-cell>
          <table:covered-table-cell table:number-columns-repeated="2" table:style-name="ce90"/>
          <table:covered-table-cell table:style-name="ce139"/>
          <table:table-cell table:style-name="ce171" table:content-validation-name="val1" office:value-type="string" calcext:value-type="string" table:number-columns-spanned="10" table:number-rows-spanned="1">
            <text:p>なし</text:p>
          </table:table-cell>
          <table:covered-table-cell table:number-columns-repeated="8" table:style-name="ce213"/>
          <table:covered-table-cell table:style-name="ce289"/>
          <table:table-cell table:style-name="ce295" table:content-validation-name="val1" office:value-type="string" calcext:value-type="string" table:number-columns-spanned="12" table:number-rows-spanned="1">
            <text:p>(注意)コミュニティの理事、会長、代表などの役職がある場合、Webサイト上のプログラムに掲載できます。所属先の社名などはできません。所属先が協賛している場合は可能です。</text:p>
          </table:table-cell>
          <table:covered-table-cell table:number-columns-repeated="10" table:style-name="ce298"/>
          <table:covered-table-cell table:style-name="ce335"/>
          <table:table-cell table:number-columns-repeated="998"/>
        </table:table-row>
        <table:table-row table:style-name="ro22">
          <table:table-cell table:style-name="ce32" office:value-type="string" calcext:value-type="string" table:number-columns-spanned="4" table:number-rows-spanned="1">
            <text:p>*<text:span text:style-name="T11">カテゴリー</text:span></text:p>
            <text:p><text:span text:style-name="T6">（</text:span><text:span text:style-name="T6">3</text:span><text:span text:style-name="T6">つまで）</text:span></text:p>
            <text:p><text:span text:style-name="T7"><text:s/>※</text:span><text:span text:style-name="T7">2</text:span><text:span text:style-name="T7">シート目参照</text:span></text:p>
          </table:table-cell>
          <table:covered-table-cell table:number-columns-repeated="2" table:style-name="ce91"/>
          <table:covered-table-cell table:style-name="ce140"/>
          <table:table-cell table:style-name="ce172" table:content-validation-name="val1" office:value-type="string" calcext:value-type="string" table:number-columns-spanned="22" table:number-rows-spanned="1">
            <text:p><text:span text:style-name="T18">データベース</text:span></text:p>
            <text:p><text:span text:style-name="T18">クラウド</text:span></text:p>
            <text:p><text:span text:style-name="T18">Web </text:span><text:span text:style-name="T18">アプリ</text:span><text:span text:style-name="T18">(CMS</text:span><text:span text:style-name="T18">等</text:span><text:span text:style-name="T18">)</text:span></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対象者</text:span></text:p>
          </table:table-cell>
          <table:covered-table-cell table:number-columns-repeated="2" table:style-name="ce92"/>
          <table:covered-table-cell table:style-name="ce141"/>
          <table:table-cell table:style-name="ce173" table:content-validation-name="val1" office:value-type="string" calcext:value-type="string" table:number-columns-spanned="22" table:number-rows-spanned="1">
            <text:p>MongoDBが何かを知りたい人。これからMongoDBを使おうと思っている人。</text:p>
          </table:table-cell>
          <table:covered-table-cell table:number-columns-repeated="20" table:style-name="ce127" table:content-validation-name="val1"/>
          <table:covered-table-cell table:style-name="ce173"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情報収集を目的としている人。○○を検討している人。</text:p>
          </table:table-cell>
          <table:covered-table-cell table:number-columns-repeated="20" table:style-name="ce214" table:content-validation-name="val1"/>
          <table:covered-table-cell table:style-name="ce336"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前提知識</text:span></text:p>
          </table:table-cell>
          <table:covered-table-cell table:number-columns-repeated="2" table:style-name="ce92"/>
          <table:covered-table-cell table:style-name="ce141"/>
          <table:table-cell table:style-name="ce175" table:content-validation-name="val1" office:value-type="string" calcext:value-type="string" table:number-columns-spanned="22" table:number-rows-spanned="1">
            <text:p>MySQL等、何かしらのDBは知っている人。</text:p>
          </table:table-cell>
          <table:covered-table-cell table:number-columns-repeated="20" table:style-name="ce215" table:content-validation-name="val1"/>
          <table:covered-table-cell table:style-name="ce175"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理解がある方。○○に関する知識がある方。○○の経験がある方。</text:p>
          </table:table-cell>
          <table:covered-table-cell table:number-columns-repeated="20" table:style-name="ce214" table:content-validation-name="val1"/>
          <table:covered-table-cell table:style-name="ce336" table:content-validation-name="val1"/>
          <table:table-cell table:number-columns-repeated="998"/>
        </table:table-row>
        <table:table-row table:style-name="ro24">
          <table:table-cell table:style-name="ce35" office:value-type="string" calcext:value-type="string" table:number-columns-spanned="4" table:number-rows-spanned="1">
            <text:p>*<text:span text:style-name="T11">レベル</text:span></text:p>
          </table:table-cell>
          <table:covered-table-cell table:number-columns-repeated="2" table:style-name="ce93"/>
          <table:covered-table-cell table:style-name="ce142"/>
          <table:table-cell table:style-name="ce176" table:content-validation-name="val1">
            <draw:control table:end-cell-address="'OSC2014 Tokyo Spring 申込書'.G52" table:end-x="0.05cm" table:end-y="0.871cm" draw:z-index="91" draw:name="Check Box 1064" draw:style-name="gr2" draw:text-style-name="P2" svg:width="0.806cm" svg:height="0.685cm" svg:x="0.653cm" svg:y="0.186cm" draw:control="control91"/>
          </table:table-cell>
          <table:table-cell table:style-name="ce216"/>
          <table:table-cell table:style-name="ce240" office:value-type="string" calcext:value-type="string">
            <text:p>そのテーマについての入門編である</text:p>
          </table:table-cell>
          <table:table-cell table:style-name="ce216" table:number-columns-repeated="4"/>
          <table:table-cell table:style-name="ce275"/>
          <table:table-cell table:style-name="ce279"/>
          <table:table-cell table:style-name="ce216"/>
          <table:table-cell table:style-name="ce216">
            <draw:control table:end-cell-address="'OSC2014 Tokyo Spring 申込書'.Q52" table:end-x="0.05cm" table:end-y="0.871cm" draw:z-index="92" draw:name="Check Box 1065" draw:style-name="gr2" draw:text-style-name="P2" svg:width="0.806cm" svg:height="0.685cm" svg:x="0.653cm" svg:y="0.186cm" draw:control="control92"/>
          </table:table-cell>
          <table:table-cell table:style-name="ce216"/>
          <table:table-cell table:style-name="ce240" office:value-type="string" calcext:value-type="string">
            <text:p>入門編ではない</text:p>
          </table:table-cell>
          <table:table-cell table:style-name="ce216"/>
          <table:table-cell table:style-name="ce279"/>
          <table:table-cell table:style-name="ce275"/>
          <table:table-cell table:style-name="ce216" table:number-columns-repeated="5"/>
          <table:table-cell table:style-name="ce337"/>
          <table:table-cell table:number-columns-repeated="998"/>
        </table:table-row>
        <table:table-row table:style-name="ro25">
          <table:table-cell table:style-name="ce36" office:value-type="string" calcext:value-type="string" table:number-columns-spanned="4" table:number-rows-spanned="1">
            <text:p>予想するセミナー規模</text:p>
          </table:table-cell>
          <table:covered-table-cell table:number-columns-repeated="2" table:style-name="ce94"/>
          <table:covered-table-cell table:style-name="ce143"/>
          <table:table-cell table:style-name="ce177" table:content-validation-name="val1">
            <draw:control table:end-cell-address="'OSC2014 Tokyo Spring 申込書'.G53" table:end-x="0.05cm" table:end-y="0.869cm" draw:z-index="17" draw:name="Check Box 935" draw:style-name="gr2" draw:text-style-name="P2" svg:width="0.806cm" svg:height="0.681cm" svg:x="0.653cm" svg:y="0.19cm" draw:control="control17"/>
          </table:table-cell>
          <table:table-cell table:style-name="ce217"/>
          <table:table-cell table:style-name="ce241" office:value-type="string" calcext:value-type="string">
            <text:p>小規模（30名程度)</text:p>
          </table:table-cell>
          <table:table-cell table:style-name="ce217" table:number-columns-repeated="3"/>
          <table:table-cell table:style-name="ce217">
            <draw:control table:end-cell-address="'OSC2014 Tokyo Spring 申込書'.L53" table:end-x="0.123cm" table:end-y="0.869cm" draw:z-index="18" draw:name="Check Box 936" draw:style-name="gr2" draw:text-style-name="P2" svg:width="0.8cm" svg:height="0.681cm" svg:x="0.029cm" svg:y="0.19cm" draw:control="control18"/>
          </table:table-cell>
          <table:table-cell table:style-name="ce241" office:value-type="string" calcext:value-type="string">
            <text:p>中規模（50名程度)</text:p>
          </table:table-cell>
          <table:table-cell table:style-name="ce280"/>
          <table:table-cell table:style-name="ce217" table:number-columns-repeated="2"/>
          <table:table-cell table:style-name="ce280">
            <draw:control table:end-cell-address="'OSC2014 Tokyo Spring 申込書'.Q53" table:end-x="0.194cm" table:end-y="0.869cm" draw:z-index="19" draw:name="Check Box 937" draw:style-name="gr2" draw:text-style-name="P2" svg:width="0.799cm" svg:height="0.681cm" svg:x="0.101cm" svg:y="0.19cm" draw:control="control19"/>
          </table:table-cell>
          <table:table-cell table:style-name="ce241" office:value-type="string" calcext:value-type="string">
            <text:p>大規模（100名程度)</text:p>
          </table:table-cell>
          <table:table-cell table:style-name="ce217" table:number-columns-repeated="3"/>
          <table:table-cell table:style-name="ce154" table:number-columns-spanned="3" table:number-rows-spanned="1"/>
          <table:covered-table-cell table:number-columns-repeated="2" table:style-name="ce154"/>
          <table:table-cell table:style-name="ce217" table:number-columns-repeated="2"/>
          <table:table-cell table:style-name="ce338"/>
          <table:table-cell table:number-columns-repeated="998"/>
        </table:table-row>
        <table:table-row table:style-name="ro25">
          <table:table-cell table:style-name="ce37" office:value-type="string" calcext:value-type="string" table:number-columns-spanned="4" table:number-rows-spanned="1">
            <text:p>講演資料公開</text:p>
          </table:table-cell>
          <table:covered-table-cell table:number-columns-repeated="2" table:style-name="ce95"/>
          <table:covered-table-cell table:style-name="ce121"/>
          <table:table-cell table:style-name="ce177" table:content-validation-name="val1">
            <draw:control table:end-cell-address="'OSC2014 Tokyo Spring 申込書'.G54" table:end-x="0.05cm" table:end-y="0.87cm" draw:z-index="22" draw:name="Check Box 942" draw:style-name="gr2" draw:text-style-name="P2" svg:width="0.806cm" svg:height="0.684cm" svg:x="0.653cm" svg:y="0.186cm" draw:control="control22"/>
          </table:table-cell>
          <table:table-cell table:style-name="ce217"/>
          <table:table-cell table:style-name="ce241" office:value-type="string" calcext:value-type="string">
            <text:p>後日公開予定</text:p>
          </table:table-cell>
          <table:table-cell table:style-name="ce217" table:number-columns-repeated="3"/>
          <table:table-cell table:style-name="ce217">
            <draw:control table:end-cell-address="'OSC2014 Tokyo Spring 申込書'.L54" table:end-x="0.123cm" table:end-y="0.87cm" draw:z-index="23" draw:name="Check Box 943" draw:style-name="gr2" draw:text-style-name="P2" svg:width="0.8cm" svg:height="0.684cm" svg:x="0.029cm" svg:y="0.186cm" draw:control="control23"/>
          </table:table-cell>
          <table:table-cell table:style-name="ce241" office:value-type="string" calcext:value-type="string">
            <text:p>未定</text:p>
          </table:table-cell>
          <table:table-cell table:style-name="ce280"/>
          <table:table-cell table:style-name="ce217">
            <draw:control table:end-cell-address="'OSC2014 Tokyo Spring 申込書'.O54" table:end-x="0.098cm" table:end-y="0.845cm" draw:z-index="24" draw:name="Check Box 944" draw:style-name="gr2" draw:text-style-name="P2" svg:width="0.802cm" svg:height="0.688cm" svg:x="0cm" svg:y="0.157cm" draw:control="control24"/>
          </table:table-cell>
          <table:table-cell table:style-name="ce241" office:value-type="string" calcext:value-type="string">
            <text:p>公開予定無し</text:p>
          </table:table-cell>
          <table:table-cell table:style-name="ce217" table:number-columns-repeated="2"/>
          <table:table-cell table:style-name="ce303" office:value-type="string" calcext:value-type="string" table:number-columns-spanned="9" table:number-rows-spanned="1">
            <text:p>※掲載の際は、リンク先またはPDFを事務局まで</text:p>
            <text:p>　　お送りください</text:p>
          </table:table-cell>
          <table:covered-table-cell table:number-columns-repeated="7" table:style-name="ce305"/>
          <table:covered-table-cell table:style-name="ce339"/>
          <table:table-cell table:number-columns-repeated="998"/>
        </table:table-row>
        <table:table-row table:style-name="ro5">
          <table:table-cell table:style-name="ce38" office:value-type="string" calcext:value-type="string" table:number-columns-spanned="4" table:number-rows-spanned="1">
            <text:p>アンケート実施など</text:p>
          </table:table-cell>
          <table:covered-table-cell table:number-columns-repeated="2" table:style-name="ce96"/>
          <table:covered-table-cell table:style-name="ce144"/>
          <table:table-cell table:style-name="ce178" table:content-validation-name="val1" office:value-type="string" calcext:value-type="string" table:number-columns-spanned="22" table:number-rows-spanned="1">
            <text:p>＜ご案内＞セミナー時間内にアンケート実施（個人情報収集など）していただけます。資料配布・ノベルティ配布などもOK。</text:p>
          </table:table-cell>
          <table:covered-table-cell table:number-columns-repeated="20" table:style-name="ce218"/>
          <table:covered-table-cell table:style-name="ce340"/>
          <table:table-cell table:number-columns-repeated="998"/>
        </table:table-row>
        <table:table-row table:style-name="ro25">
          <table:table-cell table:style-name="ce39" office:value-type="string" calcext:value-type="string" table:number-columns-spanned="4" table:number-rows-spanned="1">
            <text:p>その他連絡事項</text:p>
            <text:p>同時間NGの団体等</text:p>
          </table:table-cell>
          <table:covered-table-cell table:number-columns-repeated="2" table:style-name="ce97"/>
          <table:covered-table-cell table:style-name="ce145"/>
          <table:table-cell table:style-name="ce166" table:content-validation-name="val1" table:number-columns-spanned="22" table:number-rows-spanned="1"/>
          <table:covered-table-cell table:number-columns-repeated="20" table:style-name="ce209" table:content-validation-name="val1"/>
          <table:covered-table-cell table:style-name="ce333" table:content-validation-name="val1"/>
          <table:table-cell table:number-columns-repeated="998"/>
        </table:table-row>
        <table:table-row table:style-name="ro5">
          <table:table-cell table:style-name="ce33" office:value-type="string" calcext:value-type="string" table:number-columns-spanned="4" table:number-rows-spanned="4">
            <text:p>*<text:span text:style-name="T13">開催希望日</text:span></text:p>
            <text:p><text:span text:style-name="T14">※</text:span><text:span text:style-name="T14">両日の開催は出来ません</text:span></text:p>
          </table:table-cell>
          <table:covered-table-cell table:number-columns-repeated="2" table:style-name="ce98"/>
          <table:covered-table-cell table:style-name="ce146"/>
          <table:table-cell table:style-name="ce179" table:content-validation-name="val1" office:value-type="string" calcext:value-type="string" table:number-columns-spanned="2" table:number-rows-spanned="1">
            <text:p>第1希望</text:p>
          </table:table-cell>
          <table:covered-table-cell table:style-name="ce219" table:content-validation-name="val1"/>
          <table:table-cell table:style-name="ce242" table:content-validation-name="val1">
            <draw:control table:end-cell-address="'OSC2014 Tokyo Spring 申込書'.H57" table:end-x="0.339cm" table:end-y="0.765cm" draw:z-index="5" draw:name="Check Box 920" draw:style-name="gr2" draw:text-style-name="P2" svg:width="0.774cm" svg:height="0.709cm" svg:x="0.271cm" svg:y="0.058cm" draw:control="control5"/>
          </table:table-cell>
          <table:table-cell table:style-name="ce254" table:content-validation-name="val1" office:value-type="string" calcext:value-type="string">
            <text:p>2月28日(金)</text:p>
          </table:table-cell>
          <table:table-cell table:style-name="ce255" table:content-validation-name="val1" table:number-columns-repeated="4"/>
          <table:table-cell table:style-name="ce254" table:content-validation-name="val1"/>
          <table:table-cell table:style-name="ce290" table:content-validation-name="val1"/>
          <table:table-cell table:style-name="ce254" table:content-validation-name="val1">
            <draw:control table:end-cell-address="'OSC2014 Tokyo Spring 申込書'.P57" table:end-x="0.339cm" table:end-y="0.765cm" draw:z-index="8" draw:name="Check Box 923" draw:style-name="gr2" draw:text-style-name="P2" svg:width="0.778cm" svg:height="0.709cm" svg:x="0.266cm" svg:y="0.058cm" draw:control="control8"/>
          </table:table-cell>
          <table:table-cell table:style-name="ce254" table:content-validation-name="val1" office:value-type="string" calcext:value-type="string">
            <text:p>3月1日(土)</text:p>
          </table:table-cell>
          <table:table-cell table:style-name="ce254" table:content-validation-name="val1" table:number-columns-repeated="9"/>
          <table:table-cell table:style-name="ce341"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0" table:content-validation-name="val1"/>
          <table:table-cell table:style-name="ce243" table:content-validation-name="val1">
            <draw:control table:end-cell-address="'OSC2014 Tokyo Spring 申込書'.H58" table:end-x="0.339cm" table:end-y="0.765cm" draw:z-index="6" draw:name="Check Box 921" draw:style-name="gr2" draw:text-style-name="P2" svg:width="0.774cm" svg:height="0.712cm" svg:x="0.271cm" svg:y="0.053cm" draw:control="control6"/>
          </table:table-cell>
          <table:table-cell table:style-name="ce255" table:content-validation-name="val1" office:value-type="string" calcext:value-type="string">
            <text:p>2月28日(金)</text:p>
          </table:table-cell>
          <table:table-cell table:style-name="ce262" table:content-validation-name="val1" table:number-columns-repeated="5"/>
          <table:table-cell table:style-name="ce291" table:content-validation-name="val1"/>
          <table:table-cell table:style-name="ce262" table:content-validation-name="val1">
            <draw:control table:end-cell-address="'OSC2014 Tokyo Spring 申込書'.P58" table:end-x="0.339cm" table:end-y="0.765cm" draw:z-index="9" draw:name="Check Box 924" draw:style-name="gr2" draw:text-style-name="P2" svg:width="0.778cm" svg:height="0.712cm" svg:x="0.266cm" svg:y="0.053cm" draw:control="control9"/>
          </table:table-cell>
          <table:table-cell table:style-name="ce299" table:content-validation-name="val1" office:value-type="string" calcext:value-type="string">
            <text:p>3月1日(土)</text:p>
          </table:table-cell>
          <table:table-cell table:style-name="ce262" table:content-validation-name="val1" table:number-columns-repeated="9"/>
          <table:table-cell table:style-name="ce342"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1" table:content-validation-name="val1" office:value-type="string" calcext:value-type="string" table:number-columns-spanned="2" table:number-rows-spanned="1">
            <text:p>その他</text:p>
          </table:table-cell>
          <table:covered-table-cell table:style-name="ce221" table:content-validation-name="val1"/>
          <table:table-cell table:style-name="ce244" table:content-validation-name="val1">
            <draw:control table:end-cell-address="'OSC2014 Tokyo Spring 申込書'.H59" table:end-x="0.339cm" table:end-y="0.765cm" draw:z-index="7" draw:name="Check Box 922" draw:style-name="gr2" draw:text-style-name="P2" svg:width="0.774cm" svg:height="0.709cm" svg:x="0.271cm" svg:y="0.058cm" draw:control="control7"/>
          </table:table-cell>
          <table:table-cell table:style-name="ce248" table:content-validation-name="val1" office:value-type="string" calcext:value-type="string">
            <text:p>どちらでも可</text:p>
          </table:table-cell>
          <table:table-cell table:style-name="ce248" table:content-validation-name="val1" table:number-columns-repeated="4"/>
          <table:table-cell table:style-name="ce281" table:content-validation-name="val1"/>
          <table:table-cell table:style-name="ce281" table:number-columns-repeated="12"/>
          <table:table-cell table:style-name="ce343"/>
          <table:table-cell table:number-columns-repeated="998"/>
        </table:table-row>
        <table:table-row table:style-name="ro5">
          <table:covered-table-cell table:style-name="ce41"/>
          <table:covered-table-cell table:number-columns-repeated="2" table:style-name="ce100"/>
          <table:covered-table-cell table:style-name="ce148"/>
          <table:table-cell table:style-name="ce182" table:content-validation-name="val1" office:value-type="string" calcext:value-type="string" table:number-columns-spanned="2" table:number-rows-spanned="1">
            <text:p>優先度</text:p>
          </table:table-cell>
          <table:covered-table-cell table:style-name="ce222"/>
          <table:table-cell table:style-name="ce242" table:content-validation-name="val1">
            <draw:control table:end-cell-address="'OSC2014 Tokyo Spring 申込書'.H60" table:end-x="0.339cm" table:end-y="0.738cm" draw:z-index="10" draw:name="Check Box 925" draw:style-name="gr2" draw:text-style-name="P2" svg:width="0.774cm" svg:height="0.709cm" svg:x="0.271cm" svg:y="0.031cm" draw:control="control10"/>
          </table:table-cell>
          <table:table-cell table:style-name="ce255" table:content-validation-name="val1" office:value-type="string" calcext:value-type="string">
            <text:p>日程優先</text:p>
          </table:table-cell>
          <table:table-cell table:style-name="ce255" table:content-validation-name="val1" table:number-columns-repeated="4"/>
          <table:table-cell table:style-name="ce282" table:content-validation-name="val1">
            <draw:control table:end-cell-address="'OSC2014 Tokyo Spring 申込書'.N60" table:end-x="0.339cm" table:end-y="0.765cm" draw:z-index="11" draw:name="Check Box 926" draw:style-name="gr2" draw:text-style-name="P2" svg:width="0.772cm" svg:height="0.71cm" svg:x="0.271cm" svg:y="0.057cm" draw:control="control11"/>
          </table:table-cell>
          <table:table-cell table:style-name="ce255" table:content-validation-name="val1" office:value-type="string" calcext:value-type="string">
            <text:p>時間優先</text:p>
          </table:table-cell>
          <table:table-cell table:style-name="ce282" table:number-columns-repeated="11"/>
          <table:table-cell table:style-name="ce344"/>
          <table:table-cell table:number-columns-repeated="998"/>
        </table:table-row>
        <table:table-row table:style-name="ro5">
          <table:table-cell table:style-name="ce42" office:value-type="string" calcext:value-type="string" table:number-columns-spanned="4" table:number-rows-spanned="10">
            <text:p>*<text:span text:style-name="T13">開催希望時間</text:span></text:p>
            <text:p><text:span text:style-name="T14">※</text:span><text:span text:style-name="T14">基本的に申込順に希望をとります</text:span></text:p>
          </table:table-cell>
          <table:covered-table-cell table:number-columns-repeated="2" table:style-name="ce98"/>
          <table:covered-table-cell table:style-name="ce146"/>
          <table:table-cell table:style-name="ce183" table:content-validation-name="val1" office:value-type="string" calcext:value-type="string" table:number-columns-spanned="2" table:number-rows-spanned="1">
            <text:p>第1希望</text:p>
          </table:table-cell>
          <table:covered-table-cell table:style-name="ce223"/>
          <table:table-cell table:style-name="ce245" table:content-validation-name="val1">
            <draw:control table:end-cell-address="'OSC2014 Tokyo Spring 申込書'.H61" table:end-x="0.364cm" table:end-y="0.818cm" draw:z-index="27" draw:name="Check Box 997" draw:style-name="gr2" draw:text-style-name="P2" svg:width="0.799cm" svg:height="0.738cm" svg:x="0.271cm" svg:y="0.08cm" draw:control="control27"/>
          </table:table-cell>
          <table:table-cell table:style-name="ce256" table:content-validation-name="val1" office:value-type="string" calcext:value-type="string">
            <text:p>10:00～</text:p>
          </table:table-cell>
          <table:table-cell table:style-name="ce263" table:content-validation-name="val1">
            <draw:control table:end-cell-address="'OSC2014 Tokyo Spring 申込書'.J61" table:end-x="0.364cm" table:end-y="0.818cm" draw:z-index="28" draw:name="Check Box 1000" draw:style-name="gr2" draw:text-style-name="P2" svg:width="0.802cm" svg:height="0.738cm" svg:x="0.266cm" svg:y="0.08cm" draw:control="control28"/>
          </table:table-cell>
          <table:table-cell table:style-name="ce256" table:content-validation-name="val1" office:value-type="string" calcext:value-type="string">
            <text:p>11:00～</text:p>
          </table:table-cell>
          <table:table-cell table:style-name="ce270">
            <draw:control table:end-cell-address="'OSC2014 Tokyo Spring 申込書'.L61" table:end-x="0.364cm" table:end-y="0.818cm" draw:z-index="29" draw:name="Check Box 1001" draw:style-name="gr2" draw:text-style-name="P2" svg:width="0.8cm" svg:height="0.738cm" svg:x="0.27cm" svg:y="0.08cm" draw:control="control29"/>
          </table:table-cell>
          <table:table-cell table:style-name="ce263" table:content-validation-name="val1" office:value-type="string" calcext:value-type="string">
            <text:p>12:00～</text:p>
          </table:table-cell>
          <table:table-cell table:style-name="ce270">
            <draw:control table:end-cell-address="'OSC2014 Tokyo Spring 申込書'.N61" table:end-x="0.364cm" table:end-y="0.818cm" draw:z-index="30" draw:name="Check Box 1002" draw:style-name="gr2" draw:text-style-name="P2" svg:width="0.797cm" svg:height="0.738cm" svg:x="0.271cm" svg:y="0.08cm" draw:control="control30"/>
          </table:table-cell>
          <table:table-cell table:style-name="ce263" table:content-validation-name="val1" office:value-type="string" calcext:value-type="string">
            <text:p>13:00～</text:p>
          </table:table-cell>
          <table:table-cell table:style-name="ce263" table:content-validation-name="val1">
            <draw:control table:end-cell-address="'OSC2014 Tokyo Spring 申込書'.P61" table:end-x="0.364cm" table:end-y="0.818cm" draw:z-index="31" draw:name="Check Box 1003" draw:style-name="gr2" draw:text-style-name="P2" svg:width="0.803cm" svg:height="0.738cm" svg:x="0.266cm" svg:y="0.08cm" draw:control="control31"/>
          </table:table-cell>
          <table:table-cell table:style-name="ce263" table:content-validation-name="val1" office:value-type="string" calcext:value-type="string">
            <text:p>14:00～</text:p>
          </table:table-cell>
          <table:table-cell table:style-name="ce270">
            <draw:control table:end-cell-address="'OSC2014 Tokyo Spring 申込書'.R61" table:end-x="0.364cm" table:end-y="0.818cm" draw:z-index="32" draw:name="Check Box 1004" draw:style-name="gr2" draw:text-style-name="P2" svg:width="0.798cm" svg:height="0.738cm" svg:x="0.27cm" svg:y="0.08cm" draw:control="control32"/>
          </table:table-cell>
          <table:table-cell table:style-name="ce263" table:content-validation-name="val1" office:value-type="string" calcext:value-type="string">
            <text:p>15:15～</text:p>
          </table:table-cell>
          <table:table-cell table:style-name="ce270">
            <draw:control table:end-cell-address="'OSC2014 Tokyo Spring 申込書'.T61" table:end-x="0.364cm" table:end-y="0.818cm" draw:z-index="33" draw:name="Check Box 1005" draw:style-name="gr2" draw:text-style-name="P2" svg:width="0.801cm" svg:height="0.738cm" svg:x="0.267cm" svg:y="0.08cm" draw:control="control33"/>
          </table:table-cell>
          <table:table-cell table:style-name="ce263" table:content-validation-name="val1" office:value-type="string" calcext:value-type="string">
            <text:p>16:15～</text:p>
          </table:table-cell>
          <table:table-cell table:style-name="ce263" table:content-validation-name="val1">
            <draw:control table:end-cell-address="'OSC2014 Tokyo Spring 申込書'.V61" table:end-x="0.364cm" table:end-y="0.818cm" draw:z-index="34" draw:name="Check Box 1007" draw:style-name="gr2" draw:text-style-name="P2" svg:width="0.8cm" svg:height="0.738cm" svg:x="0.27cm" svg:y="0.08cm" draw:control="control34"/>
          </table:table-cell>
          <table:table-cell table:style-name="ce263" table:content-validation-name="val1" office:value-type="string" calcext:value-type="string">
            <text:p>17:15～</text:p>
          </table:table-cell>
          <table:table-cell table:style-name="ce270"/>
          <table:table-cell table:style-name="ce310" table:content-validation-name="val1"/>
          <table:table-cell table:style-name="ce313" table:content-validation-name="val1"/>
          <table:table-cell table:style-name="ce345"/>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0"/>
          <table:table-cell table:style-name="ce246" table:content-validation-name="val1">
            <draw:control table:end-cell-address="'OSC2014 Tokyo Spring 申込書'.H62" table:end-x="0.364cm" table:end-y="0.818cm" draw:z-index="43" draw:name="Check Box 1016" draw:style-name="gr2" draw:text-style-name="P2" svg:width="0.799cm" svg:height="0.736cm" svg:x="0.271cm" svg:y="0.084cm" draw:control="control43"/>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2" table:end-x="0.364cm" table:end-y="0.818cm" draw:z-index="44" draw:name="Check Box 1017" draw:style-name="gr2" draw:text-style-name="P2" svg:width="0.802cm" svg:height="0.736cm" svg:x="0.266cm" svg:y="0.084cm" draw:control="control44"/>
          </table:table-cell>
          <table:table-cell table:style-name="ce257" table:content-validation-name="val1" office:value-type="string" calcext:value-type="string">
            <text:p>11:00～</text:p>
          </table:table-cell>
          <table:table-cell table:style-name="ce271">
            <draw:control table:end-cell-address="'OSC2014 Tokyo Spring 申込書'.L62" table:end-x="0.364cm" table:end-y="0.818cm" draw:z-index="45" draw:name="Check Box 1018" draw:style-name="gr2" draw:text-style-name="P2" svg:width="0.8cm" svg:height="0.736cm" svg:x="0.27cm" svg:y="0.084cm" draw:control="control45"/>
          </table:table-cell>
          <table:table-cell table:style-name="ce264" table:content-validation-name="val1" office:value-type="string" calcext:value-type="string">
            <text:p>12:00～</text:p>
          </table:table-cell>
          <table:table-cell table:style-name="ce271">
            <draw:control table:end-cell-address="'OSC2014 Tokyo Spring 申込書'.N62" table:end-x="0.364cm" table:end-y="0.818cm" draw:z-index="46" draw:name="Check Box 1019" draw:style-name="gr2" draw:text-style-name="P2" svg:width="0.797cm" svg:height="0.736cm" svg:x="0.271cm" svg:y="0.084cm" draw:control="control46"/>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2" table:end-x="0.364cm" table:end-y="0.818cm" draw:z-index="47" draw:name="Check Box 1020" draw:style-name="gr2" draw:text-style-name="P2" svg:width="0.803cm" svg:height="0.736cm" svg:x="0.266cm" svg:y="0.084cm" draw:control="control47"/>
          </table:table-cell>
          <table:table-cell table:style-name="ce264" table:content-validation-name="val1" office:value-type="string" calcext:value-type="string">
            <text:p>14:00～</text:p>
          </table:table-cell>
          <table:table-cell table:style-name="ce271">
            <draw:control table:end-cell-address="'OSC2014 Tokyo Spring 申込書'.R62" table:end-x="0.364cm" table:end-y="0.818cm" draw:z-index="48" draw:name="Check Box 1021" draw:style-name="gr2" draw:text-style-name="P2" svg:width="0.798cm" svg:height="0.736cm" svg:x="0.27cm" svg:y="0.084cm" draw:control="control48"/>
          </table:table-cell>
          <table:table-cell table:style-name="ce264" table:content-validation-name="val1" office:value-type="string" calcext:value-type="string">
            <text:p>15:15～</text:p>
          </table:table-cell>
          <table:table-cell table:style-name="ce271">
            <draw:control table:end-cell-address="'OSC2014 Tokyo Spring 申込書'.T62" table:end-x="0.364cm" table:end-y="0.818cm" draw:z-index="49" draw:name="Check Box 1022" draw:style-name="gr2" draw:text-style-name="P2" svg:width="0.801cm" svg:height="0.736cm" svg:x="0.267cm" svg:y="0.084cm" draw:control="control49"/>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2" table:end-x="0.364cm" table:end-y="0.818cm" draw:z-index="50" draw:name="Check Box 1023" draw:style-name="gr2" draw:text-style-name="P2" svg:width="0.8cm" svg:height="0.736cm" svg:x="0.27cm" svg:y="0.084cm" draw:control="control50"/>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3希望</text:p>
          </table:table-cell>
          <table:covered-table-cell table:style-name="ce220"/>
          <table:table-cell table:style-name="ce246" table:content-validation-name="val1">
            <draw:control table:end-cell-address="'OSC2014 Tokyo Spring 申込書'.H63" table:end-x="0.364cm" table:end-y="0.818cm" draw:z-index="51" draw:name="Check Box 1024" draw:style-name="gr2" draw:text-style-name="P2" svg:width="0.799cm" svg:height="0.736cm" svg:x="0.271cm" svg:y="0.084cm" draw:control="control51"/>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3" table:end-x="0.364cm" table:end-y="0.818cm" draw:z-index="52" draw:name="Check Box 1025" draw:style-name="gr2" draw:text-style-name="P2" svg:width="0.802cm" svg:height="0.736cm" svg:x="0.266cm" svg:y="0.084cm" draw:control="control52"/>
          </table:table-cell>
          <table:table-cell table:style-name="ce257" table:content-validation-name="val1" office:value-type="string" calcext:value-type="string">
            <text:p>11:00～</text:p>
          </table:table-cell>
          <table:table-cell table:style-name="ce271">
            <draw:control table:end-cell-address="'OSC2014 Tokyo Spring 申込書'.L63" table:end-x="0.364cm" table:end-y="0.818cm" draw:z-index="53" draw:name="Check Box 1026" draw:style-name="gr2" draw:text-style-name="P2" svg:width="0.8cm" svg:height="0.736cm" svg:x="0.27cm" svg:y="0.084cm" draw:control="control53"/>
          </table:table-cell>
          <table:table-cell table:style-name="ce264" table:content-validation-name="val1" office:value-type="string" calcext:value-type="string">
            <text:p>12:00～</text:p>
          </table:table-cell>
          <table:table-cell table:style-name="ce271">
            <draw:control table:end-cell-address="'OSC2014 Tokyo Spring 申込書'.N63" table:end-x="0.364cm" table:end-y="0.818cm" draw:z-index="54" draw:name="Check Box 1027" draw:style-name="gr2" draw:text-style-name="P2" svg:width="0.797cm" svg:height="0.736cm" svg:x="0.271cm" svg:y="0.084cm" draw:control="control54"/>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3" table:end-x="0.364cm" table:end-y="0.818cm" draw:z-index="55" draw:name="Check Box 1028" draw:style-name="gr2" draw:text-style-name="P2" svg:width="0.803cm" svg:height="0.736cm" svg:x="0.266cm" svg:y="0.084cm" draw:control="control55"/>
          </table:table-cell>
          <table:table-cell table:style-name="ce264" table:content-validation-name="val1" office:value-type="string" calcext:value-type="string">
            <text:p>14:00～</text:p>
          </table:table-cell>
          <table:table-cell table:style-name="ce271">
            <draw:control table:end-cell-address="'OSC2014 Tokyo Spring 申込書'.R63" table:end-x="0.364cm" table:end-y="0.818cm" draw:z-index="56" draw:name="Check Box 1029" draw:style-name="gr2" draw:text-style-name="P2" svg:width="0.798cm" svg:height="0.736cm" svg:x="0.27cm" svg:y="0.084cm" draw:control="control56"/>
          </table:table-cell>
          <table:table-cell table:style-name="ce264" table:content-validation-name="val1" office:value-type="string" calcext:value-type="string">
            <text:p>15:15～</text:p>
          </table:table-cell>
          <table:table-cell table:style-name="ce271">
            <draw:control table:end-cell-address="'OSC2014 Tokyo Spring 申込書'.T63" table:end-x="0.364cm" table:end-y="0.818cm" draw:z-index="57" draw:name="Check Box 1030" draw:style-name="gr2" draw:text-style-name="P2" svg:width="0.801cm" svg:height="0.736cm" svg:x="0.267cm" svg:y="0.084cm" draw:control="control57"/>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3" table:end-x="0.364cm" table:end-y="0.818cm" draw:z-index="58" draw:name="Check Box 1031" draw:style-name="gr2" draw:text-style-name="P2" svg:width="0.8cm" svg:height="0.736cm" svg:x="0.27cm" svg:y="0.084cm" draw:control="control58"/>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4希望</text:p>
          </table:table-cell>
          <table:covered-table-cell table:style-name="ce220"/>
          <table:table-cell table:style-name="ce246" table:content-validation-name="val1">
            <draw:control table:end-cell-address="'OSC2014 Tokyo Spring 申込書'.H64" table:end-x="0.364cm" table:end-y="0.818cm" draw:z-index="35" draw:name="Check Box 1008" draw:style-name="gr2" draw:text-style-name="P2" svg:width="0.799cm" svg:height="0.738cm" svg:x="0.271cm" svg:y="0.08cm" draw:control="control35"/>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4" table:end-x="0.364cm" table:end-y="0.818cm" draw:z-index="36" draw:name="Check Box 1009" draw:style-name="gr2" draw:text-style-name="P2" svg:width="0.802cm" svg:height="0.738cm" svg:x="0.266cm" svg:y="0.08cm" draw:control="control36"/>
          </table:table-cell>
          <table:table-cell table:style-name="ce257" table:content-validation-name="val1" office:value-type="string" calcext:value-type="string">
            <text:p>11:00～</text:p>
          </table:table-cell>
          <table:table-cell table:style-name="ce271">
            <draw:control table:end-cell-address="'OSC2014 Tokyo Spring 申込書'.L64" table:end-x="0.364cm" table:end-y="0.818cm" draw:z-index="37" draw:name="Check Box 1010" draw:style-name="gr2" draw:text-style-name="P2" svg:width="0.8cm" svg:height="0.738cm" svg:x="0.27cm" svg:y="0.08cm" draw:control="control37"/>
          </table:table-cell>
          <table:table-cell table:style-name="ce264" table:content-validation-name="val1" office:value-type="string" calcext:value-type="string">
            <text:p>12:00～</text:p>
          </table:table-cell>
          <table:table-cell table:style-name="ce271">
            <draw:control table:end-cell-address="'OSC2014 Tokyo Spring 申込書'.N64" table:end-x="0.364cm" table:end-y="0.818cm" draw:z-index="38" draw:name="Check Box 1011" draw:style-name="gr2" draw:text-style-name="P2" svg:width="0.797cm" svg:height="0.738cm" svg:x="0.271cm" svg:y="0.08cm" draw:control="control38"/>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4" table:end-x="0.364cm" table:end-y="0.818cm" draw:z-index="39" draw:name="Check Box 1012" draw:style-name="gr2" draw:text-style-name="P2" svg:width="0.803cm" svg:height="0.738cm" svg:x="0.266cm" svg:y="0.08cm" draw:control="control39"/>
          </table:table-cell>
          <table:table-cell table:style-name="ce264" table:content-validation-name="val1" office:value-type="string" calcext:value-type="string">
            <text:p>14:00～</text:p>
          </table:table-cell>
          <table:table-cell table:style-name="ce271">
            <draw:control table:end-cell-address="'OSC2014 Tokyo Spring 申込書'.R64" table:end-x="0.364cm" table:end-y="0.818cm" draw:z-index="40" draw:name="Check Box 1013" draw:style-name="gr2" draw:text-style-name="P2" svg:width="0.798cm" svg:height="0.738cm" svg:x="0.27cm" svg:y="0.08cm" draw:control="control40"/>
          </table:table-cell>
          <table:table-cell table:style-name="ce264" table:content-validation-name="val1" office:value-type="string" calcext:value-type="string">
            <text:p>15:15～</text:p>
          </table:table-cell>
          <table:table-cell table:style-name="ce271">
            <draw:control table:end-cell-address="'OSC2014 Tokyo Spring 申込書'.T64" table:end-x="0.364cm" table:end-y="0.818cm" draw:z-index="41" draw:name="Check Box 1014" draw:style-name="gr2" draw:text-style-name="P2" svg:width="0.801cm" svg:height="0.738cm" svg:x="0.267cm" svg:y="0.08cm" draw:control="control41"/>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4" table:end-x="0.364cm" table:end-y="0.818cm" draw:z-index="42" draw:name="Check Box 1015" draw:style-name="gr2" draw:text-style-name="P2" svg:width="0.8cm" svg:height="0.738cm" svg:x="0.27cm" svg:y="0.08cm" draw:control="control42"/>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5希望</text:p>
          </table:table-cell>
          <table:covered-table-cell table:style-name="ce220"/>
          <table:table-cell table:style-name="ce246" table:content-validation-name="val1">
            <draw:control table:end-cell-address="'OSC2014 Tokyo Spring 申込書'.H65" table:end-x="0.364cm" table:end-y="0.818cm" draw:z-index="59" draw:name="Check Box 1032" draw:style-name="gr2" draw:text-style-name="P2" svg:width="0.799cm" svg:height="0.736cm" svg:x="0.271cm" svg:y="0.084cm" draw:control="control59"/>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5" table:end-x="0.364cm" table:end-y="0.818cm" draw:z-index="60" draw:name="Check Box 1033" draw:style-name="gr2" draw:text-style-name="P2" svg:width="0.802cm" svg:height="0.736cm" svg:x="0.266cm" svg:y="0.084cm" draw:control="control60"/>
          </table:table-cell>
          <table:table-cell table:style-name="ce257" table:content-validation-name="val1" office:value-type="string" calcext:value-type="string">
            <text:p>11:00～</text:p>
          </table:table-cell>
          <table:table-cell table:style-name="ce271">
            <draw:control table:end-cell-address="'OSC2014 Tokyo Spring 申込書'.L65" table:end-x="0.364cm" table:end-y="0.818cm" draw:z-index="61" draw:name="Check Box 1034" draw:style-name="gr2" draw:text-style-name="P2" svg:width="0.8cm" svg:height="0.736cm" svg:x="0.27cm" svg:y="0.084cm" draw:control="control61"/>
          </table:table-cell>
          <table:table-cell table:style-name="ce264" table:content-validation-name="val1" office:value-type="string" calcext:value-type="string">
            <text:p>12:00～</text:p>
          </table:table-cell>
          <table:table-cell table:style-name="ce271">
            <draw:control table:end-cell-address="'OSC2014 Tokyo Spring 申込書'.N65" table:end-x="0.364cm" table:end-y="0.818cm" draw:z-index="62" draw:name="Check Box 1035" draw:style-name="gr2" draw:text-style-name="P2" svg:width="0.797cm" svg:height="0.736cm" svg:x="0.271cm" svg:y="0.084cm" draw:control="control62"/>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5" table:end-x="0.364cm" table:end-y="0.818cm" draw:z-index="63" draw:name="Check Box 1036" draw:style-name="gr2" draw:text-style-name="P2" svg:width="0.803cm" svg:height="0.736cm" svg:x="0.266cm" svg:y="0.084cm" draw:control="control63"/>
          </table:table-cell>
          <table:table-cell table:style-name="ce264" table:content-validation-name="val1" office:value-type="string" calcext:value-type="string">
            <text:p>14:00～</text:p>
          </table:table-cell>
          <table:table-cell table:style-name="ce271">
            <draw:control table:end-cell-address="'OSC2014 Tokyo Spring 申込書'.R65" table:end-x="0.364cm" table:end-y="0.818cm" draw:z-index="64" draw:name="Check Box 1037" draw:style-name="gr2" draw:text-style-name="P2" svg:width="0.798cm" svg:height="0.736cm" svg:x="0.27cm" svg:y="0.084cm" draw:control="control64"/>
          </table:table-cell>
          <table:table-cell table:style-name="ce264" table:content-validation-name="val1" office:value-type="string" calcext:value-type="string">
            <text:p>15:15～</text:p>
          </table:table-cell>
          <table:table-cell table:style-name="ce271">
            <draw:control table:end-cell-address="'OSC2014 Tokyo Spring 申込書'.T65" table:end-x="0.364cm" table:end-y="0.818cm" draw:z-index="65" draw:name="Check Box 1038" draw:style-name="gr2" draw:text-style-name="P2" svg:width="0.801cm" svg:height="0.736cm" svg:x="0.267cm" svg:y="0.084cm" draw:control="control65"/>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5" table:end-x="0.364cm" table:end-y="0.818cm" draw:z-index="66" draw:name="Check Box 1039" draw:style-name="gr2" draw:text-style-name="P2" svg:width="0.8cm" svg:height="0.736cm" svg:x="0.27cm" svg:y="0.084cm" draw:control="control66"/>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6希望</text:p>
          </table:table-cell>
          <table:covered-table-cell table:style-name="ce220"/>
          <table:table-cell table:style-name="ce246" table:content-validation-name="val1">
            <draw:control table:end-cell-address="'OSC2014 Tokyo Spring 申込書'.H66" table:end-x="0.364cm" table:end-y="0.818cm" draw:z-index="67" draw:name="Check Box 1040" draw:style-name="gr2" draw:text-style-name="P2" svg:width="0.799cm" svg:height="0.736cm" svg:x="0.271cm" svg:y="0.084cm" draw:control="control67"/>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6" table:end-x="0.364cm" table:end-y="0.818cm" draw:z-index="68" draw:name="Check Box 1041" draw:style-name="gr2" draw:text-style-name="P2" svg:width="0.802cm" svg:height="0.736cm" svg:x="0.266cm" svg:y="0.084cm" draw:control="control68"/>
          </table:table-cell>
          <table:table-cell table:style-name="ce257" table:content-validation-name="val1" office:value-type="string" calcext:value-type="string">
            <text:p>11:00～</text:p>
          </table:table-cell>
          <table:table-cell table:style-name="ce271">
            <draw:control table:end-cell-address="'OSC2014 Tokyo Spring 申込書'.L66" table:end-x="0.364cm" table:end-y="0.818cm" draw:z-index="69" draw:name="Check Box 1042" draw:style-name="gr2" draw:text-style-name="P2" svg:width="0.8cm" svg:height="0.736cm" svg:x="0.27cm" svg:y="0.084cm" draw:control="control69"/>
          </table:table-cell>
          <table:table-cell table:style-name="ce264" table:content-validation-name="val1" office:value-type="string" calcext:value-type="string">
            <text:p>12:00～</text:p>
          </table:table-cell>
          <table:table-cell table:style-name="ce271">
            <draw:control table:end-cell-address="'OSC2014 Tokyo Spring 申込書'.N66" table:end-x="0.364cm" table:end-y="0.818cm" draw:z-index="70" draw:name="Check Box 1043" draw:style-name="gr2" draw:text-style-name="P2" svg:width="0.797cm" svg:height="0.736cm" svg:x="0.271cm" svg:y="0.084cm" draw:control="control70"/>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6" table:end-x="0.364cm" table:end-y="0.818cm" draw:z-index="71" draw:name="Check Box 1044" draw:style-name="gr2" draw:text-style-name="P2" svg:width="0.803cm" svg:height="0.736cm" svg:x="0.266cm" svg:y="0.084cm" draw:control="control71"/>
          </table:table-cell>
          <table:table-cell table:style-name="ce264" table:content-validation-name="val1" office:value-type="string" calcext:value-type="string">
            <text:p>14:00～</text:p>
          </table:table-cell>
          <table:table-cell table:style-name="ce271">
            <draw:control table:end-cell-address="'OSC2014 Tokyo Spring 申込書'.R66" table:end-x="0.364cm" table:end-y="0.818cm" draw:z-index="72" draw:name="Check Box 1045" draw:style-name="gr2" draw:text-style-name="P2" svg:width="0.798cm" svg:height="0.736cm" svg:x="0.27cm" svg:y="0.084cm" draw:control="control72"/>
          </table:table-cell>
          <table:table-cell table:style-name="ce264" table:content-validation-name="val1" office:value-type="string" calcext:value-type="string">
            <text:p>15:15～</text:p>
          </table:table-cell>
          <table:table-cell table:style-name="ce271">
            <draw:control table:end-cell-address="'OSC2014 Tokyo Spring 申込書'.T66" table:end-x="0.364cm" table:end-y="0.818cm" draw:z-index="73" draw:name="Check Box 1046" draw:style-name="gr2" draw:text-style-name="P2" svg:width="0.801cm" svg:height="0.736cm" svg:x="0.267cm" svg:y="0.084cm" draw:control="control73"/>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6" table:end-x="0.364cm" table:end-y="0.818cm" draw:z-index="74" draw:name="Check Box 1047" draw:style-name="gr2" draw:text-style-name="P2" svg:width="0.8cm" svg:height="0.736cm" svg:x="0.27cm" svg:y="0.084cm" draw:control="control74"/>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7希望</text:p>
          </table:table-cell>
          <table:covered-table-cell table:style-name="ce220"/>
          <table:table-cell table:style-name="ce246" table:content-validation-name="val1">
            <draw:control table:end-cell-address="'OSC2014 Tokyo Spring 申込書'.H67" table:end-x="0.364cm" table:end-y="0.818cm" draw:z-index="75" draw:name="Check Box 1048" draw:style-name="gr2" draw:text-style-name="P2" svg:width="0.799cm" svg:height="0.738cm" svg:x="0.271cm" svg:y="0.08cm" draw:control="control75"/>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7" table:end-x="0.364cm" table:end-y="0.818cm" draw:z-index="76" draw:name="Check Box 1049" draw:style-name="gr2" draw:text-style-name="P2" svg:width="0.802cm" svg:height="0.738cm" svg:x="0.266cm" svg:y="0.08cm" draw:control="control76"/>
          </table:table-cell>
          <table:table-cell table:style-name="ce257" table:content-validation-name="val1" office:value-type="string" calcext:value-type="string">
            <text:p>11:00～</text:p>
          </table:table-cell>
          <table:table-cell table:style-name="ce271">
            <draw:control table:end-cell-address="'OSC2014 Tokyo Spring 申込書'.L67" table:end-x="0.364cm" table:end-y="0.818cm" draw:z-index="77" draw:name="Check Box 1050" draw:style-name="gr2" draw:text-style-name="P2" svg:width="0.8cm" svg:height="0.738cm" svg:x="0.27cm" svg:y="0.08cm" draw:control="control77"/>
          </table:table-cell>
          <table:table-cell table:style-name="ce264" table:content-validation-name="val1" office:value-type="string" calcext:value-type="string">
            <text:p>12:00～</text:p>
          </table:table-cell>
          <table:table-cell table:style-name="ce271">
            <draw:control table:end-cell-address="'OSC2014 Tokyo Spring 申込書'.N67" table:end-x="0.364cm" table:end-y="0.818cm" draw:z-index="78" draw:name="Check Box 1051" draw:style-name="gr2" draw:text-style-name="P2" svg:width="0.797cm" svg:height="0.738cm" svg:x="0.271cm" svg:y="0.08cm" draw:control="control78"/>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7" table:end-x="0.364cm" table:end-y="0.818cm" draw:z-index="79" draw:name="Check Box 1052" draw:style-name="gr2" draw:text-style-name="P2" svg:width="0.803cm" svg:height="0.738cm" svg:x="0.266cm" svg:y="0.08cm" draw:control="control79"/>
          </table:table-cell>
          <table:table-cell table:style-name="ce264" table:content-validation-name="val1" office:value-type="string" calcext:value-type="string">
            <text:p>14:00～</text:p>
          </table:table-cell>
          <table:table-cell table:style-name="ce271">
            <draw:control table:end-cell-address="'OSC2014 Tokyo Spring 申込書'.R67" table:end-x="0.364cm" table:end-y="0.818cm" draw:z-index="80" draw:name="Check Box 1053" draw:style-name="gr2" draw:text-style-name="P2" svg:width="0.798cm" svg:height="0.738cm" svg:x="0.27cm" svg:y="0.08cm" draw:control="control80"/>
          </table:table-cell>
          <table:table-cell table:style-name="ce264" table:content-validation-name="val1" office:value-type="string" calcext:value-type="string">
            <text:p>15:15～</text:p>
          </table:table-cell>
          <table:table-cell table:style-name="ce271">
            <draw:control table:end-cell-address="'OSC2014 Tokyo Spring 申込書'.T67" table:end-x="0.364cm" table:end-y="0.818cm" draw:z-index="81" draw:name="Check Box 1054" draw:style-name="gr2" draw:text-style-name="P2" svg:width="0.801cm" svg:height="0.738cm" svg:x="0.267cm" svg:y="0.08cm" draw:control="control81"/>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7" table:end-x="0.364cm" table:end-y="0.818cm" draw:z-index="82" draw:name="Check Box 1055" draw:style-name="gr2" draw:text-style-name="P2" svg:width="0.8cm" svg:height="0.738cm" svg:x="0.27cm" svg:y="0.08cm" draw:control="control82"/>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4" table:content-validation-name="val1" office:value-type="string" calcext:value-type="string" table:number-columns-spanned="2" table:number-rows-spanned="1">
            <text:p>第8希望</text:p>
          </table:table-cell>
          <table:covered-table-cell table:style-name="ce224" table:content-validation-name="val1"/>
          <table:table-cell table:style-name="ce247" table:content-validation-name="val1">
            <draw:control table:end-cell-address="'OSC2014 Tokyo Spring 申込書'.H68" table:end-x="0.364cm" table:end-y="0.818cm" draw:z-index="83" draw:name="Check Box 1056" draw:style-name="gr2" draw:text-style-name="P2" svg:width="0.799cm" svg:height="0.736cm" svg:x="0.271cm" svg:y="0.084cm" draw:control="control83"/>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8" table:end-x="0.364cm" table:end-y="0.818cm" draw:z-index="84" draw:name="Check Box 1057" draw:style-name="gr2" draw:text-style-name="P2" svg:width="0.802cm" svg:height="0.736cm" svg:x="0.266cm" svg:y="0.084cm" draw:control="control84"/>
          </table:table-cell>
          <table:table-cell table:style-name="ce258" table:content-validation-name="val1" office:value-type="string" calcext:value-type="string">
            <text:p>11:00～</text:p>
          </table:table-cell>
          <table:table-cell table:style-name="ce272">
            <draw:control table:end-cell-address="'OSC2014 Tokyo Spring 申込書'.L68" table:end-x="0.364cm" table:end-y="0.818cm" draw:z-index="85" draw:name="Check Box 1058" draw:style-name="gr2" draw:text-style-name="P2" svg:width="0.8cm" svg:height="0.736cm" svg:x="0.27cm" svg:y="0.084cm" draw:control="control85"/>
          </table:table-cell>
          <table:table-cell table:style-name="ce265" table:content-validation-name="val1" office:value-type="string" calcext:value-type="string">
            <text:p>12:00～</text:p>
          </table:table-cell>
          <table:table-cell table:style-name="ce272">
            <draw:control table:end-cell-address="'OSC2014 Tokyo Spring 申込書'.N68" table:end-x="0.364cm" table:end-y="0.818cm" draw:z-index="86" draw:name="Check Box 1059" draw:style-name="gr2" draw:text-style-name="P2" svg:width="0.797cm" svg:height="0.736cm" svg:x="0.271cm" svg:y="0.084cm" draw:control="control86"/>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8" table:end-x="0.364cm" table:end-y="0.818cm" draw:z-index="87" draw:name="Check Box 1060" draw:style-name="gr2" draw:text-style-name="P2" svg:width="0.803cm" svg:height="0.736cm" svg:x="0.266cm" svg:y="0.084cm" draw:control="control87"/>
          </table:table-cell>
          <table:table-cell table:style-name="ce265" table:content-validation-name="val1" office:value-type="string" calcext:value-type="string">
            <text:p>14:00～</text:p>
          </table:table-cell>
          <table:table-cell table:style-name="ce272">
            <draw:control table:end-cell-address="'OSC2014 Tokyo Spring 申込書'.R68" table:end-x="0.364cm" table:end-y="0.818cm" draw:z-index="88" draw:name="Check Box 1061" draw:style-name="gr2" draw:text-style-name="P2" svg:width="0.798cm" svg:height="0.736cm" svg:x="0.27cm" svg:y="0.084cm" draw:control="control88"/>
          </table:table-cell>
          <table:table-cell table:style-name="ce265" table:content-validation-name="val1" office:value-type="string" calcext:value-type="string">
            <text:p>15:15～</text:p>
          </table:table-cell>
          <table:table-cell table:style-name="ce272">
            <draw:control table:end-cell-address="'OSC2014 Tokyo Spring 申込書'.T68" table:end-x="0.364cm" table:end-y="0.818cm" draw:z-index="89" draw:name="Check Box 1062" draw:style-name="gr2" draw:text-style-name="P2" svg:width="0.801cm" svg:height="0.736cm" svg:x="0.267cm" svg:y="0.084cm" draw:control="control89"/>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8" table:end-x="0.364cm" table:end-y="0.818cm" draw:z-index="90" draw:name="Check Box 1063" draw:style-name="gr2" draw:text-style-name="P2" svg:width="0.8cm" svg:height="0.736cm" svg:x="0.27cm" svg:y="0.084cm" draw:control="control90"/>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5" table:content-validation-name="val1" office:value-type="string" calcext:value-type="string" table:number-columns-spanned="2" table:number-rows-spanned="1">
            <text:p>その他</text:p>
          </table:table-cell>
          <table:covered-table-cell table:style-name="ce225"/>
          <table:table-cell table:style-name="ce248" table:content-validation-name="val1">
            <draw:control table:end-cell-address="'OSC2014 Tokyo Spring 申込書'.H69" table:end-x="0.364cm" table:end-y="0.818cm" draw:z-index="25" draw:name="Check Box 951" draw:style-name="gr2" draw:text-style-name="P2" svg:width="0.799cm" svg:height="0.736cm" svg:x="0.271cm" svg:y="0.084cm" draw:control="control25"/>
          </table:table-cell>
          <table:table-cell table:style-name="ce259" table:content-validation-name="val1" office:value-type="string" calcext:value-type="string">
            <text:p>12:00～を含む、どの時間でもOK</text:p>
          </table:table-cell>
          <table:table-cell table:style-name="ce248" table:content-validation-name="val1" table:number-columns-repeated="4"/>
          <table:table-cell table:style-name="ce283" table:content-validation-name="val1"/>
          <table:table-cell table:style-name="ce283" table:number-columns-repeated="2"/>
          <table:table-cell table:style-name="ce244" table:content-validation-name="val1">
            <draw:control table:end-cell-address="'OSC2014 Tokyo Spring 申込書'.Q69" table:end-x="0.364cm" table:end-y="0.818cm" draw:z-index="26" draw:name="Check Box 952" draw:style-name="gr2" draw:text-style-name="P2" svg:width="0.8cm" svg:height="0.736cm" svg:x="0.27cm" svg:y="0.084cm" draw:control="control26"/>
          </table:table-cell>
          <table:table-cell table:style-name="ce302" office:value-type="string" calcext:value-type="string">
            <text:p>12:00～を除く、どの時間でもOK</text:p>
          </table:table-cell>
          <table:table-cell table:style-name="ce283" table:number-columns-repeated="8"/>
          <table:table-cell table:style-name="ce348"/>
          <table:table-cell table:number-columns-repeated="998"/>
        </table:table-row>
        <table:table-row table:style-name="ro26">
          <table:covered-table-cell table:style-name="ce40"/>
          <table:covered-table-cell table:number-columns-repeated="2" table:style-name="ce99"/>
          <table:covered-table-cell table:style-name="ce147"/>
          <table:table-cell table:style-name="ce186" table:content-validation-name="val1" office:value-type="string" calcext:value-type="string" table:number-columns-spanned="22" table:number-rows-spanned="1">
            <text:p>※似た内容のセミナーの同時開催を避けるように調整しますので、時間帯はご希望に添えない場合があります。ご了承ください。</text:p>
          </table:table-cell>
          <table:covered-table-cell table:number-columns-repeated="20" table:style-name="ce226"/>
          <table:covered-table-cell table:style-name="ce349"/>
          <table:table-cell table:number-columns-repeated="998"/>
        </table:table-row>
        <table:table-row table:style-name="ro27">
          <table:table-cell table:style-name="ce43" office:value-type="string" calcext:value-type="string" table:number-columns-spanned="26" table:number-rows-spanned="1">
            <text:p>プログラム公開後に、セミナー登録人数を確認したい場合は、「開催イベントのサイト」の「新規登録」からユーザー登録し、下記にユーザー名をご入力ください。ご入力いただいたユーザー名に確認できる権限を付与します。（開催ごとのご登録となります）</text:p>
          </table:table-cell>
          <table:covered-table-cell table:number-columns-repeated="24" table:style-name="ce101"/>
          <table:covered-table-cell table:style-name="ce350"/>
          <table:table-cell table:number-columns-repeated="998"/>
        </table:table-row>
        <table:table-row table:style-name="ro27">
          <table:table-cell table:style-name="ce44" office:value-type="string" calcext:value-type="string" table:number-columns-spanned="4" table:number-rows-spanned="1">
            <text:p>登録ページ</text:p>
          </table:table-cell>
          <table:covered-table-cell table:number-columns-repeated="2" table:style-name="ce102"/>
          <table:covered-table-cell table:style-name="ce149"/>
          <table:table-cell table:style-name="ce187" office:value-type="string" calcext:value-type="string" table:number-columns-spanned="9" table:number-rows-spanned="1">
            <text:p><text:span text:style-name="T19"><text:a xlink:href="http://www.ospn.jp/osc2014-spring/" xlink:type="simple">http://www.ospn.jp/osc2014-spring/</text:a></text:span></text:p>
          </table:table-cell>
          <table:covered-table-cell table:number-columns-repeated="7" table:style-name="ce227"/>
          <table:covered-table-cell table:style-name="ce284"/>
          <table:table-cell table:style-name="ce292" office:value-type="string" calcext:value-type="string" table:number-columns-spanned="5" table:number-rows-spanned="1">
            <text:p>登録済み<text:span text:style-name="T8">ユーザー名</text:span></text:p>
          </table:table-cell>
          <table:covered-table-cell table:number-columns-repeated="3" table:style-name="ce296"/>
          <table:covered-table-cell table:style-name="ce304"/>
          <table:table-cell table:style-name="ce306" office:value-type="string" calcext:value-type="string" table:number-columns-spanned="8" table:number-rows-spanned="1">
            <text:p>naruoga</text:p>
          </table:table-cell>
          <table:covered-table-cell table:number-columns-repeated="6" table:style-name="ce309"/>
          <table:covered-table-cell table:style-name="ce351"/>
          <table:table-cell table:number-columns-repeated="998"/>
        </table:table-row>
        <table:table-row table:style-name="ro28">
          <table:table-cell table:style-name="ce24" office:value-type="string" calcext:value-type="string" table:number-columns-spanned="26" table:number-rows-spanned="1">
            <text:p>◆セミナー講演について</text:p>
            <text:p><text:s/>・バックアップ用にUSBメモリなどにプレゼンデータを入れてお持ちください。まれにPCからの出力がうまくいかないことがあります。</text:p>
            <text:p><text:s/>・ プレゼン資料を事前にウェブで公開したい場合は、事務局までお知らせください。</text:p>
            <text:p><text:s/>・ プレゼンに使用するノートPCやポインタはお持ちください。プロジェクター・スクリーンはご用意しております。</text:p>
            <text:p><text:s/>・ プレゼンの文字は大きめに設定してください。</text:p>
            <text:p><text:s/>・ ご担当セミナー開催前・15分間の休憩時間内に、ご自身でPCとプロジェクタの接続を行ってください。</text:p>
            <text:p><text:s/>・ 時間内にアンケートや、資料の配布などを実施していただけます。</text:p>
            <text:p><text:s/>・ イベント終了後にプレゼン資料を公開したい場合は、事務局までお知らせください。</text:p>
            <text:p><text:s/>・ 現場でのご質問は、会場スタッフ(スタッフTシャツ着用)までお気軽にお問い合わせください。</text:p>
          </table:table-cell>
          <table:covered-table-cell table:number-columns-repeated="25" table:style-name="ce24"/>
          <table:table-cell table:number-columns-repeated="4"/>
          <table:table-cell table:style-name="ce366"/>
          <table:table-cell table:number-columns-repeated="993"/>
        </table:table-row>
        <table:table-row table:style-name="ro29">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よろしければご協力をお願いいたします</text:p>
          </table:table-cell>
          <table:table-cell table:style-name="ce5" table:number-columns-repeated="25"/>
          <table:table-cell table:number-columns-repeated="998"/>
        </table:table-row>
        <table:table-row table:style-name="ro5">
          <table:table-cell table:style-name="ce45" office:value-type="string" calcext:value-type="string">
            <text:p>α.くじ引き用ノベルティ・グッズのご提供</text:p>
          </table:table-cell>
          <table:table-cell table:style-name="ce103" table:number-columns-repeated="24"/>
          <table:table-cell table:style-name="ce352"/>
          <table:table-cell table:number-columns-repeated="998"/>
        </table:table-row>
        <table:table-row table:style-name="ro5">
          <table:table-cell table:style-name="ce46" office:value-type="string" calcext:value-type="string" table:number-columns-spanned="3" table:number-rows-spanned="1">
            <text:p>景品名</text:p>
          </table:table-cell>
          <table:covered-table-cell table:number-columns-repeated="2" table:style-name="ce104"/>
          <table:table-cell table:style-name="ce150" table:content-validation-name="val1" table:number-columns-spanned="23" table:number-rows-spanned="1"/>
          <table:covered-table-cell table:number-columns-repeated="21" table:style-name="ce188" table:content-validation-name="val1"/>
          <table:covered-table-cell table:style-name="ce353" table:content-validation-name="val1"/>
          <table:table-cell table:number-columns-repeated="998"/>
        </table:table-row>
        <table:table-row table:style-name="ro5">
          <table:table-cell table:style-name="ce47" office:value-type="string" calcext:value-type="string" table:number-columns-spanned="3" table:number-rows-spanned="1">
            <text:p>数量など</text:p>
          </table:table-cell>
          <table:covered-table-cell table:number-columns-repeated="2" table:style-name="ce105"/>
          <table:table-cell table:style-name="ce151" table:content-validation-name="val1" table:number-columns-spanned="23" table:number-rows-spanned="1">
            <draw:control table:end-cell-address="'OSC2014 Tokyo Spring 申込書'.E80" table:end-x="0.219cm" table:end-y="0.923cm" draw:z-index="20" draw:name="Check Box 940" draw:style-name="gr2" draw:text-style-name="P2" svg:width="0.801cm" svg:height="0.952cm" svg:x="0.122cm" svg:y="0.818cm" draw:control="control20"/>
          </table:table-cell>
          <table:covered-table-cell table:number-columns-repeated="4" table:style-name="ce189" table:content-validation-name="val1"/>
          <table:covered-table-cell table:style-name="ce189" table:content-validation-name="val1">
            <draw:control table:end-cell-address="'OSC2014 Tokyo Spring 申込書'.J80" table:end-x="0.194cm" table:end-y="0.923cm" draw:z-index="21" draw:name="Check Box 941" draw:style-name="gr2" draw:text-style-name="P2" svg:width="0.801cm" svg:height="0.952cm" svg:x="0.097cm" svg:y="0.818cm" draw:control="control21"/>
          </table:covered-table-cell>
          <table:covered-table-cell table:number-columns-repeated="16" table:style-name="ce189" table:content-validation-name="val1"/>
          <table:covered-table-cell table:style-name="ce354" table:content-validation-name="val1"/>
          <table:table-cell table:number-columns-repeated="998"/>
        </table:table-row>
        <table:table-row table:style-name="ro24">
          <table:table-cell table:style-name="ce48" office:value-type="string" calcext:value-type="string" table:number-columns-spanned="3" table:number-rows-spanned="1">
            <text:p>画像</text:p>
          </table:table-cell>
          <table:covered-table-cell table:number-columns-repeated="2" table:style-name="ce106"/>
          <table:table-cell table:style-name="ce152"/>
          <table:table-cell table:style-name="ce190" office:value-type="string" calcext:value-type="string">
            <text:p>メール添付</text:p>
          </table:table-cell>
          <table:table-cell table:style-name="ce228" table:number-columns-repeated="4"/>
          <table:table-cell table:style-name="ce190" office:value-type="string" calcext:value-type="string">
            <text:p>過去に提供した際の画像を流用</text:p>
          </table:table-cell>
          <table:table-cell table:style-name="ce228" table:number-columns-repeated="3"/>
          <table:table-cell table:style-name="ce190"/>
          <table:table-cell table:style-name="ce228" table:number-columns-repeated="11"/>
          <table:table-cell table:style-name="ce355"/>
          <table:table-cell table:number-columns-repeated="998"/>
        </table:table-row>
        <table:table-row table:style-name="ro30">
          <table:table-cell table:style-name="ce49" office:value-type="string" calcext:value-type="string" table:number-columns-spanned="26" table:number-rows-spanned="1">
            <text:p>◆景品について</text:p>
            <text:p>開催中にアンケートにご協力いただいたご来場者はくじ引きができます。各開催、ご提供いただいたノベルティグッズ等を、くじ引きの景品とさせていただいており大変喜ばれています。数は1点（1セット）から募集中です。画像をお送りいただきましたら、Webサイトへ掲載させていただきます。景品は、前日に会場に送付、または当日受付まで持参をお願いします。ご協力よろしくお願いいたします。</text:p>
          </table:table-cell>
          <table:covered-table-cell table:number-columns-repeated="24" table:style-name="ce107"/>
          <table:covered-table-cell table:style-name="ce356"/>
          <table:table-cell table:number-columns-repeated="998"/>
        </table:table-row>
        <table:table-row table:style-name="ro7">
          <table:table-cell table:style-name="ce5" table:number-columns-repeated="26"/>
          <table:table-cell table:number-columns-repeated="998"/>
        </table:table-row>
        <table:table-row table:style-name="ro8">
          <table:table-cell table:style-name="ce50" office:value-type="string" calcext:value-type="string">
            <text:p>▼メールマガジンの「コミュニティ紹介」コーナー掲載について</text:p>
          </table:table-cell>
          <table:table-cell table:style-name="ce108" table:number-columns-repeated="16"/>
          <table:table-cell table:style-name="ce5" table:number-columns-repeated="9"/>
          <table:table-cell table:number-columns-repeated="998"/>
        </table:table-row>
        <table:table-row table:style-name="ro31">
          <table:table-cell table:style-name="ce51" office:value-type="string" calcext:value-type="string" table:number-columns-spanned="26" table:number-rows-spanned="1">
            <text:p>毎月1回ペースで配信しているOSPN Pressメールマガジンの「<text:span text:style-name="T15">コミュニティ紹介コーナー</text:span><text:span text:style-name="T8">」に掲載するコミュニティを募集しております。</text:span></text:p>
            <text:p><text:span text:style-name="T8">掲載を希望する方は下記</text:span><text:span text:style-name="T16">5</text:span><text:span text:style-name="T16">つの質問</text:span><text:span text:style-name="T8">にお答えください。「読者に一言」は</text:span><text:span text:style-name="T4">必須</text:span><text:span text:style-name="T8">項目になります。</text:span></text:p>
            <text:p><text:span text:style-name="T8">ご協力、よろしくお願いいたします。</text:span></text:p>
            <text:p><text:span text:style-name="T8">OSPN Press </text:span><text:span text:style-name="T8">メールマガジンバックナンバー　→　</text:span><text:span text:style-name="T8">http://www.ospn.jp/press/category/maglog</text:span></text:p>
            <text:p><text:span text:style-name="T8">※</text:span><text:span text:style-name="T8">いただいた情報は</text:span><text:span text:style-name="T8">OSS Community Dictionary</text:span><text:span text:style-name="T8">（ </text:span><text:span text:style-name="T8">http://ospn.jp/ossdics/ </text:span><text:span text:style-name="T8">）にも掲載させていただきます。</text:span></text:p>
          </table:table-cell>
          <table:covered-table-cell table:number-columns-repeated="3" table:style-name="ce109"/>
          <table:covered-table-cell table:number-columns-repeated="21" table:style-name="ce191"/>
          <table:covered-table-cell table:style-name="ce357"/>
          <table:table-cell table:number-columns-repeated="998"/>
        </table:table-row>
        <table:table-row table:style-name="ro8">
          <table:table-cell table:style-name="ce52" office:value-type="string" calcext:value-type="string" table:number-columns-spanned="4" table:number-rows-spanned="1">
            <text:p>コミュニティ名の</text:p>
            <text:p>読み方は？</text:p>
          </table:table-cell>
          <table:covered-table-cell table:number-columns-repeated="3" table:style-name="ce110"/>
          <table:table-cell table:style-name="ce166" table:content-validation-name="val1" office:value-type="string" calcext:value-type="string" table:number-columns-spanned="22" table:number-rows-spanned="1">
            <text:p>もんごでぃーびー じぇーぴー</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設立はいつ？</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地域は？</text:p>
          </table:table-cell>
          <table:covered-table-cell table:number-columns-repeated="3" table:style-name="ce110"/>
          <table:table-cell table:style-name="ce166" table:content-validation-name="val1" office:value-type="string" calcext:value-type="string" table:number-columns-spanned="22" table:number-rows-spanned="1">
            <text:p>全国（ネット上）</text:p>
            <text:p>ただしオフラインの集まりは現在東京地区のみ</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内容は？</text:p>
          </table:table-cell>
          <table:covered-table-cell table:number-columns-repeated="3" table:style-name="ce110"/>
          <table:table-cell table:style-name="ce166" table:content-validation-name="val1" office:value-type="string" calcext:value-type="string" table:number-columns-spanned="22" table:number-rows-spanned="1">
            <text:p>メーリングリスト(<text:a xlink:href="mailto:mongodb-jp@googlegroups.com" xlink:type="simple">mongodb-jp@googlegroups.com</text:a>)での情報交換</text:p>
            <text:p>「丸の内MongoDB勉強会」開催</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2" office:value-type="string" calcext:value-type="string" table:number-columns-spanned="4" table:number-rows-spanned="1">
            <text:p>そのOSSの特徴や</text:p>
            <text:p>オススメ機能は？</text:p>
          </table:table-cell>
          <table:covered-table-cell table:number-columns-repeated="3" table:style-name="ce110"/>
          <table:table-cell table:style-name="ce166" table:content-validation-name="val1" office:value-type="string" calcext:value-type="string" table:number-columns-spanned="22" table:number-rows-spanned="1">
            <text:p>MongoDBは動的スキーマによるカジュアルさ、RDBMSに近い高機能なクエリーとKVSに</text:p>
            <text:p>迫る高速さ、さらに高可用性、スケーラビリティを備えたデータベースです。</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4" office:value-type="string" calcext:value-type="string" table:number-columns-spanned="4" table:number-rows-spanned="1">
            <text:p>コミュニティ活動に</text:p>
            <text:p>参加するには？</text:p>
          </table:table-cell>
          <table:covered-table-cell table:number-columns-repeated="3" table:style-name="ce111"/>
          <table:table-cell table:style-name="ce192" table:content-validation-name="val1" office:value-type="string" calcext:value-type="string" table:number-columns-spanned="22" table:number-rows-spanned="1">
            <text:p>メーリングリスト(<text:a xlink:href="mailto:mongodb-jp@googlegroups.com" xlink:type="simple">mongodb-jp@googlegroups.com</text:a>)に参加してください。Facebookの</text:p>
            <text:p>MongoDB JP (https://www.facebook.com/MongodbJp) にも「いいね！」してください。</text:p>
          </table:table-cell>
          <table:covered-table-cell table:number-columns-repeated="20" table:style-name="ce229" table:content-validation-name="val1"/>
          <table:covered-table-cell table:style-name="ce192" table:content-validation-name="val1"/>
          <table:table-cell table:number-columns-repeated="998"/>
        </table:table-row>
        <table:table-row table:style-name="ro4">
          <table:table-cell table:style-name="ce5" table:number-columns-repeated="25"/>
          <table:table-cell table:style-name="ce316"/>
          <table:table-cell table:number-columns-repeated="998"/>
        </table:table-row>
        <table:table-row table:style-name="ro8">
          <table:table-cell table:style-name="ce50" office:value-type="string" calcext:value-type="string">
            <text:p>▼メールマガジンの「オープンソースを使ってみよう」コーナーへの記事掲載について</text:p>
          </table:table-cell>
          <table:table-cell table:style-name="ce108" table:number-columns-repeated="16"/>
          <table:table-cell table:style-name="ce5" table:number-columns-repeated="9"/>
          <table:table-cell table:number-columns-repeated="998"/>
        </table:table-row>
        <table:table-row table:style-name="ro27">
          <table:table-cell table:style-name="ce55" office:value-type="string" calcext:value-type="string" table:number-columns-spanned="26" table:number-rows-spanned="1">
            <text:p>OSPN Pressメールマガジンの「<text:span text:style-name="T15">オープンソースを使ってみよう</text:span><text:span text:style-name="T8">」のコーナーに記事を書いていただける方を</text:span></text:p>
            <text:p><text:span text:style-name="T8">募集しています。興味がある方は下記の項目を入力してください。別途詳細をご連絡いたします。</text:span></text:p>
          </table:table-cell>
          <table:covered-table-cell table:number-columns-repeated="3" table:style-name="ce112"/>
          <table:covered-table-cell table:number-columns-repeated="21" table:style-name="ce193"/>
          <table:covered-table-cell table:style-name="ce358"/>
          <table:table-cell table:number-columns-repeated="998"/>
        </table:table-row>
        <table:table-row table:style-name="ro32">
          <table:table-cell table:style-name="ce56" office:value-type="string" calcext:value-type="string" table:number-columns-spanned="13" table:number-rows-spanned="1">
            <text:p>「オープンソースを使ってみよう」バックナンバー　→</text:p>
          </table:table-cell>
          <table:covered-table-cell table:number-columns-repeated="12" table:style-name="ce113"/>
          <table:table-cell table:style-name="ce293" office:value-type="string" calcext:value-type="string" table:number-columns-spanned="13" table:number-rows-spanned="1">
            <text:p>http://www.ospn.jp/press/category/use-it-oss</text:p>
          </table:table-cell>
          <table:covered-table-cell table:number-columns-repeated="11" table:style-name="ce297"/>
          <table:covered-table-cell table:style-name="ce293"/>
          <table:table-cell table:number-columns-repeated="998"/>
        </table:table-row>
        <table:table-row table:style-name="ro26">
          <table:table-cell table:style-name="ce57" office:value-type="string" calcext:value-type="string" table:number-columns-spanned="5" table:number-rows-spanned="1">
            <text:p>使い方を紹介したい</text:p>
            <text:p>OSS</text:p>
          </table:table-cell>
          <table:covered-table-cell table:number-columns-repeated="2" table:style-name="ce114"/>
          <table:covered-table-cell table:style-name="ce153"/>
          <table:covered-table-cell table:style-name="ce194"/>
          <table:table-cell table:style-name="ce230" table:number-columns-spanned="21" table:number-rows-spanned="1"/>
          <table:covered-table-cell table:number-columns-repeated="19" table:style-name="ce249"/>
          <table:covered-table-cell table:style-name="ce359"/>
          <table:table-cell table:number-columns-repeated="998"/>
        </table:table-row>
        <table:table-row table:style-name="ro26">
          <table:table-cell table:style-name="ce37" office:value-type="string" calcext:value-type="string" table:number-columns-spanned="5" table:number-rows-spanned="1">
            <text:p>メールアドレス</text:p>
          </table:table-cell>
          <table:covered-table-cell table:number-columns-repeated="2" table:style-name="ce95"/>
          <table:covered-table-cell table:style-name="ce154"/>
          <table:covered-table-cell table:style-name="ce195"/>
          <table:table-cell table:style-name="ce231" table:number-columns-spanned="21" table:number-rows-spanned="1"/>
          <table:covered-table-cell table:number-columns-repeated="19" table:style-name="ce250"/>
          <table:covered-table-cell table:style-name="ce360"/>
          <table:table-cell table:number-columns-repeated="998"/>
        </table:table-row>
        <table:table-row table:style-name="ro26">
          <table:table-cell table:style-name="ce58" office:value-type="string" calcext:value-type="string" table:number-columns-spanned="5" table:number-rows-spanned="1">
            <text:p>執筆者</text:p>
            <text:p><text:span text:style-name="T8">（予定でも</text:span><text:span text:style-name="T8">OK</text:span><text:span text:style-name="T8">）</text:span></text:p>
          </table:table-cell>
          <table:covered-table-cell table:number-columns-repeated="2" table:style-name="ce115"/>
          <table:covered-table-cell table:style-name="ce76"/>
          <table:covered-table-cell table:style-name="ce158"/>
          <table:table-cell table:style-name="ce232" table:number-columns-spanned="21" table:number-rows-spanned="1"/>
          <table:covered-table-cell table:number-columns-repeated="19" table:style-name="ce251"/>
          <table:covered-table-cell table:style-name="ce361"/>
          <table:table-cell table:number-columns-repeated="998"/>
        </table:table-row>
        <table:table-row table:style-name="ro6">
          <table:table-cell table:style-name="ce5" table:number-columns-repeated="26"/>
          <table:table-cell table:number-columns-repeated="998"/>
        </table:table-row>
        <table:table-row table:style-name="ro5">
          <table:table-cell table:style-name="ce59" office:value-type="string" calcext:value-type="string">
            <text:p>通信欄（事務局への連絡事項などをご記入ください）</text:p>
          </table:table-cell>
          <table:table-cell table:style-name="ce116" table:number-columns-repeated="24"/>
          <table:table-cell table:style-name="ce362"/>
          <table:table-cell table:number-columns-repeated="998"/>
        </table:table-row>
        <table:table-row table:style-name="ro1">
          <table:table-cell table:style-name="ce60" table:content-validation-name="val1" table:number-columns-spanned="26" table:number-rows-spanned="1"/>
          <table:covered-table-cell table:number-columns-repeated="24" table:style-name="ce117"/>
          <table:covered-table-cell table:style-name="ce363"/>
          <table:table-cell table:number-columns-repeated="998"/>
        </table:table-row>
        <table:table-row table:style-name="ro33">
          <table:table-cell table:style-name="ce61" table:content-validation-name="val1"/>
          <table:table-cell table:style-name="ce61" table:number-columns-repeated="25"/>
          <table:table-cell table:style-name="ce365" table:number-columns-repeated="998"/>
        </table:table-row>
        <table:table-row table:style-name="ro18">
          <table:table-cell table:style-name="ce62" office:value-type="string" calcext:value-type="string">
            <text:p>申込書送付先⇒</text:p>
          </table:table-cell>
          <table:table-cell table:style-name="ce118" table:number-columns-repeated="5"/>
          <table:table-cell table:style-name="ce252" office:value-type="string" calcext:value-type="string" table:number-columns-spanned="6" table:number-rows-spanned="1">
            <text:p><text:span text:style-name="T23"><text:a xlink:href="mailto:OSC2014@Begi.net" xlink:type="simple">OSC2014@Begi.net</text:a></text:span></text:p>
          </table:table-cell>
          <table:covered-table-cell table:number-columns-repeated="5" table:style-name="ce260"/>
          <table:table-cell table:style-name="ce285"/>
          <table:table-cell table:style-name="ce294" table:number-columns-spanned="13" table:number-rows-spanned="1"/>
          <table:covered-table-cell table:number-columns-repeated="11" table:style-name="ce77"/>
          <table:covered-table-cell table:style-name="ce294"/>
          <table:table-cell table:number-columns-repeated="998"/>
        </table:table-row>
        <table:table-row table:style-name="ro34">
          <table:table-cell table:style-name="ce63" office:value-type="string" calcext:value-type="string" table:number-columns-spanned="26" table:number-rows-spanned="1">
            <text:p>お申し込みの際は本ファイルに必要事項をご入力の上、事務局までメールにファイルを添付しご送付ください。</text:p>
            <text:p><text:span text:style-name="T11">ご不明な点なども上記までお気軽にお問い合わせください。</text:span></text:p>
          </table:table-cell>
          <table:covered-table-cell table:number-columns-repeated="24" table:style-name="ce119"/>
          <table:covered-table-cell table:style-name="ce364"/>
          <table:table-cell table:number-columns-repeated="998"/>
        </table:table-row>
        <table:table-row table:style-name="ro5">
          <table:table-cell table:style-name="ce5" table:number-columns-repeated="26"/>
          <table:table-cell table:number-columns-repeated="998"/>
        </table:table-row>
        <table:table-row table:style-name="ro5" table:number-rows-repeated="65431">
          <table:table-cell table:number-columns-repeated="1024"/>
        </table:table-row>
        <table:table-row table:style-name="ro5">
          <table:table-cell table:number-columns-repeated="1024"/>
        </table:table-row>
      </table:table>
      <table:table table:name="★カテゴリ選択" table:style-name="ta2" table:print="false">
        <table:table-column table:style-name="co4" table:default-cell-style-name="Default"/>
        <table:table-column table:style-name="co5" table:number-columns-repeated="1023" table:default-cell-style-name="Default"/>
        <table:table-row table:style-name="ro36">
          <table:table-cell table:style-name="ce367" office:value-type="string" calcext:value-type="string">
            <text:p>今回の展示/セミナー内容にあったカテゴリを</text:p>
            <text:p>下記より選択し、申込書にご入力ください。</text:p>
            <text:p><text:span text:style-name="T1">優先度の高いものから</text:span><text:span text:style-name="T9">【</text:span><text:span text:style-name="T1">３つまで選択可</text:span><text:span text:style-name="T9">】</text:span></text:p>
          </table:table-cell>
          <table:table-cell table:number-columns-repeated="1023"/>
        </table:table-row>
        <table:table-row table:style-name="ro33">
          <table:table-cell table:style-name="ce368" office:value-type="string" calcext:value-type="string">
            <text:p>OS (Linux 除く)</text:p>
          </table:table-cell>
          <table:table-cell table:number-columns-repeated="1023"/>
        </table:table-row>
        <table:table-row table:style-name="ro33">
          <table:table-cell table:style-name="ce369" office:value-type="string" calcext:value-type="string">
            <text:p>Linux </text:p>
          </table:table-cell>
          <table:table-cell table:number-columns-repeated="1023"/>
        </table:table-row>
        <table:table-row table:style-name="ro33">
          <table:table-cell table:style-name="ce369" office:value-type="string" calcext:value-type="string">
            <text:p>データベース</text:p>
          </table:table-cell>
          <table:table-cell table:number-columns-repeated="1023"/>
        </table:table-row>
        <table:table-row table:style-name="ro33">
          <table:table-cell table:style-name="ce369" office:value-type="string" calcext:value-type="string">
            <text:p>認証サービス</text:p>
          </table:table-cell>
          <table:table-cell table:number-columns-repeated="1023"/>
        </table:table-row>
        <table:table-row table:style-name="ro33">
          <table:table-cell table:style-name="ce369" office:value-type="string" calcext:value-type="string">
            <text:p>ファイルサーバー</text:p>
          </table:table-cell>
          <table:table-cell table:number-columns-repeated="1023"/>
        </table:table-row>
        <table:table-row table:style-name="ro33">
          <table:table-cell table:style-name="ce369" office:value-type="string" calcext:value-type="string">
            <text:p>ホスティング</text:p>
          </table:table-cell>
          <table:table-cell table:number-columns-repeated="1023"/>
        </table:table-row>
        <table:table-row table:style-name="ro33">
          <table:table-cell table:style-name="ce369" office:value-type="string" calcext:value-type="string">
            <text:p>Web アプリ(CMS等)</text:p>
          </table:table-cell>
          <table:table-cell table:number-columns-repeated="1023"/>
        </table:table-row>
        <table:table-row table:style-name="ro33">
          <table:table-cell table:style-name="ce369" office:value-type="string" calcext:value-type="string">
            <text:p>ネットワーク</text:p>
          </table:table-cell>
          <table:table-cell table:number-columns-repeated="1023"/>
        </table:table-row>
        <table:table-row table:style-name="ro33">
          <table:table-cell table:style-name="ce369" office:value-type="string" calcext:value-type="string">
            <text:p>クラウド</text:p>
          </table:table-cell>
          <table:table-cell table:number-columns-repeated="1023"/>
        </table:table-row>
        <table:table-row table:style-name="ro33">
          <table:table-cell table:style-name="ce369" office:value-type="string" calcext:value-type="string">
            <text:p>仮想化</text:p>
          </table:table-cell>
          <table:table-cell table:number-columns-repeated="1023"/>
        </table:table-row>
        <table:table-row table:style-name="ro33">
          <table:table-cell table:style-name="ce369" office:value-type="string" calcext:value-type="string">
            <text:p>運用管理</text:p>
          </table:table-cell>
          <table:table-cell table:number-columns-repeated="1023"/>
        </table:table-row>
        <table:table-row table:style-name="ro33">
          <table:table-cell table:style-name="ce369" office:value-type="string" calcext:value-type="string">
            <text:p>サポート</text:p>
          </table:table-cell>
          <table:table-cell table:number-columns-repeated="1023"/>
        </table:table-row>
        <table:table-row table:style-name="ro33">
          <table:table-cell table:style-name="ce369" office:value-type="string" calcext:value-type="string">
            <text:p>公共・自治体</text:p>
          </table:table-cell>
          <table:table-cell table:number-columns-repeated="1023"/>
        </table:table-row>
        <table:table-row table:style-name="ro33">
          <table:table-cell table:style-name="ce369" office:value-type="string" calcext:value-type="string">
            <text:p>オープンデータ</text:p>
          </table:table-cell>
          <table:table-cell table:number-columns-repeated="1023"/>
        </table:table-row>
        <table:table-row table:style-name="ro33">
          <table:table-cell table:style-name="ce369" office:value-type="string" calcext:value-type="string">
            <text:p>教育</text:p>
          </table:table-cell>
          <table:table-cell table:number-columns-repeated="1023"/>
        </table:table-row>
        <table:table-row table:style-name="ro33">
          <table:table-cell table:style-name="ce369" office:value-type="string" calcext:value-type="string">
            <text:p>翻訳</text:p>
          </table:table-cell>
          <table:table-cell table:number-columns-repeated="1023"/>
        </table:table-row>
        <table:table-row table:style-name="ro33">
          <table:table-cell table:style-name="ce369" office:value-type="string" calcext:value-type="string">
            <text:p>プログラミング言語</text:p>
          </table:table-cell>
          <table:table-cell table:number-columns-repeated="1023"/>
        </table:table-row>
        <table:table-row table:style-name="ro33">
          <table:table-cell table:style-name="ce369" office:value-type="string" calcext:value-type="string">
            <text:p>セキュリティ</text:p>
          </table:table-cell>
          <table:table-cell table:number-columns-repeated="1023"/>
        </table:table-row>
        <table:table-row table:style-name="ro33">
          <table:table-cell table:style-name="ce369" office:value-type="string" calcext:value-type="string">
            <text:p>デスクトップ</text:p>
          </table:table-cell>
          <table:table-cell table:number-columns-repeated="1023"/>
        </table:table-row>
        <table:table-row table:style-name="ro33">
          <table:table-cell table:style-name="ce369" office:value-type="string" calcext:value-type="string">
            <text:p>ゲーム</text:p>
          </table:table-cell>
          <table:table-cell table:number-columns-repeated="1023"/>
        </table:table-row>
        <table:table-row table:style-name="ro33">
          <table:table-cell table:style-name="ce369" office:value-type="string" calcext:value-type="string">
            <text:p>ハードウェア</text:p>
          </table:table-cell>
          <table:table-cell table:number-columns-repeated="1023"/>
        </table:table-row>
        <table:table-row table:style-name="ro33">
          <table:table-cell table:style-name="ce369" office:value-type="string" calcext:value-type="string">
            <text:p>組み込み</text:p>
          </table:table-cell>
          <table:table-cell table:number-columns-repeated="1023"/>
        </table:table-row>
        <table:table-row table:style-name="ro33">
          <table:table-cell table:style-name="ce369" office:value-type="string" calcext:value-type="string">
            <text:p>スマホ・タブレット</text:p>
          </table:table-cell>
          <table:table-cell table:number-columns-repeated="1023"/>
        </table:table-row>
        <table:table-row table:style-name="ro37">
          <table:table-cell table:style-name="ce370" office:value-type="string" calcext:value-type="string">
            <text:p>その他( <text:s text:c="4"/>　 <text:s text:c="7"/>)</text:p>
            <text:p>※具体的に記入ください。</text:p>
          </table:table-cell>
          <table:table-cell table:number-columns-repeated="1023"/>
        </table:table-row>
        <table:table-row table:style-name="ro38" table:number-rows-repeated="65510">
          <table:table-cell table:number-columns-repeated="1024"/>
        </table:table-row>
        <table:table-row table:style-name="ro3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number-style style:name="N147P0" style:volatile="true">
      <number:text>Yes</number:text>
    </number:number-style>
    <number:number-style style:name="N147P1" style:volatile="true">
      <number:text>Yes</number:text>
    </number:number-style>
    <number:number-style style:name="N147">
      <number:text>No</number:text>
      <style:map style:condition="value()&gt;0" style:apply-style-name="N147P0"/>
      <style:map style:condition="value()&lt;0" style:apply-style-name="N147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1P0" style:volatile="true">
      <number:text>On</number:text>
    </number:number-style>
    <number:number-style style:name="N151P1" style:volatile="true">
      <number:text>On</number:text>
    </number:number-style>
    <number:number-style style:name="N151">
      <number:text>Off</number:text>
      <style:map style:condition="value()&gt;0" style:apply-style-name="N151P0"/>
      <style:map style:condition="value()&lt;0" style:apply-style-name="N151P1"/>
    </number:number-style>
    <number:number-style style:name="N152">
      <number:number number:decimal-places="0" number:min-integer-digits="0"/>
      <number:text>個</number:text>
    </number:number-style>
    <number:number-style style:name="N153">
      <number:number number:decimal-places="0" number:min-integer-digits="0"/>
      <number:text>舞</number:text>
    </number:number-style>
    <number:number-style style:name="N154">
      <number:number number:decimal-places="0" number:min-integer-digits="0"/>
      <number:text>枚</number:text>
    </number:number-style>
    <number:number-style style:name="N155">
      <number:number number:decimal-places="0" number:min-integer-digits="0"/>
      <number:text>頁</number:text>
    </number:number-style>
    <number:number-style style:name="N156">
      <number:number number:decimal-places="0" number:min-integer-digits="1"/>
      <number:text> </number:text>
    </number:number-style>
    <number:currency-style style:name="N158P0" style:volatile="true">
      <number:currency-symbol>€</number:currency-symbol>
      <number:text> </number:text>
      <number:number number:decimal-places="2" number:min-integer-digits="1" number:grouping="true"/>
      <number:text> </number:text>
    </number:currency-style>
    <number:currency-style style:name="N158">
      <style:text-properties fo:color="#ff0000"/>
      <number:text>(</number:text>
      <number:currency-symbol>€</number:currency-symbol>
      <number:text> </number:text>
      <number:number number:decimal-places="2" number:min-integer-digits="1" number:grouping="true"/>
      <number:text>)</number:text>
      <style:map style:condition="value()&gt;=0" style:apply-style-name="N158P0"/>
    </number:currency-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style:rotation-align="none"/>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1" style:display-name="20% - アクセント1" style:family="table-cell" style:parent-style-name="Default">
      <style:table-cell-properties fo:background-color="#ff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2" style:display-name="20% - アクセント2"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3" style:display-name="20% - アクセント3" style:family="table-cell" style:parent-style-name="Default">
      <style:table-cell-properties fo:background-color="#ffffcc"/>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4" style:display-name="20% - アクセント4" style:family="table-cell" style:parent-style-name="Default">
      <style:table-cell-properties fo:background-color="#ff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5" style:display-name="20% - アクセント5" style:family="table-cell" style:parent-style-name="Default">
      <style:table-cell-properties fo:background-color="#cc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6" style:display-name="20% - アクセント6"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1" style:display-name="40% - アクセント1" style:family="table-cell" style:parent-style-name="Default">
      <style:table-cell-properties fo:background-color="#c0c0c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2" style:display-name="40% - アクセント2" style:family="table-cell" style:parent-style-name="Default">
      <style:table-cell-properties fo:background-color="#ff808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3" style:display-name="40% - アクセント3" style:family="table-cell" style:parent-style-name="Default">
      <style:table-cell-properties fo:background-color="#ffff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4" style:display-name="40% - アクセント4" style:family="table-cell" style:parent-style-name="Default">
      <style:table-cell-properties fo:background-color="#c0c0c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5" style:display-name="40% - アクセント5" style:family="table-cell" style:parent-style-name="Default">
      <style:table-cell-properties fo:background-color="#99cc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6" style:display-name="40% - アクセント6"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1" style:display-name="60% - アクセント1"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2" style:display-name="60% - アクセント2" style:family="table-cell" style:parent-style-name="Default">
      <style:table-cell-properties fo:background-color="#ff808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3" style:display-name="60% - アクセント3" style:family="table-cell" style:parent-style-name="Default">
      <style:table-cell-properties fo:background-color="#ffff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4" style:display-name="60% - アクセント4" style:family="table-cell" style:parent-style-name="Default">
      <style:table-cell-properties fo:background-color="#c0c0c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5" style:display-name="60% - アクセント5"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6" style:display-name="60% - アクセント6" style:family="table-cell" style:parent-style-name="Default">
      <style:table-cell-properties fo:background-color="#ffcc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2" style:display-name="アクセント 2" style:family="table-cell" style:parent-style-name="Default">
      <style:table-cell-properties fo:background-color="#90713a"/>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3" style:display-name="アクセント 3" style:family="table-cell" style:parent-style-name="Default">
      <style:table-cell-properties fo:background-color="#90713a"/>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入力" style:family="table-cell" style:parent-style-name="Default">
      <style:table-cell-properties fo:background-color="#ffcc99" style:diagonal-bl-tr="none" style:diagonal-tl-br="none" fo:border="0.99pt solid #808080"/>
      <style:text-properties fo:color="#333399"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合計" style:family="table-cell" style:parent-style-name="Default">
      <style:table-cell-properties fo:border-bottom="3pt double #33cccc" style:border-line-width-bottom="0.035cm 0.035cm 0.035cm" style:diagonal-bl-tr="none" style:diagonal-tl-br="none" fo:border-left="none" fo:border-right="none" fo:border-top="0.99pt solid #33cccc"/>
      <style:text-properties fo:color="#000000"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悪い" style:family="table-cell" style:parent-style-name="Default">
      <style:table-cell-properties fo:background-color="#ff99cc"/>
      <style:text-properties fo:color="#f20884"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普通" style:family="table-cell" style:parent-style-name="Default">
      <style:table-cell-properties fo:background-color="#ffff99"/>
      <style:text-properties fo:color="#9933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良い" style:family="table-cell" style:parent-style-name="Default">
      <style:table-cell-properties fo:background-color="#ccffcc"/>
      <style:text-properties fo:color="#006411"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808080"/>
      <style:text-properties fo:color="#ff9900"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説明文" style:family="table-cell" style:parent-style-name="Default">
      <style:text-properties fo:color="#808080" style:text-outline="false" style:text-line-through-style="none" style:font-name="ＭＳ Ｐゴシック" fo:font-family="'ＭＳ Ｐゴシック'" style:font-family-generic="modern" fo:font-size="12pt" fo:font-style="italic" fo:text-shadow="none" style:text-underline-style="none" fo:font-weight="normal" style:font-name-asian="ＭＳ Ｐゴシック" style:font-family-asian="'ＭＳ Ｐゴシック'" style:font-family-generic-asian="modern" style:font-size-asian="12pt" style:font-style-asian="italic" style:font-weight-asian="normal" style:font-size-complex="12pt" style:font-style-complex="italic" style:font-weight-complex="normal"/>
    </style:style>
    <style:style style:name="警告文" style:family="table-cell" style:parent-style-name="Default">
      <style:text-properties fo:color="#dd0806"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ＭＳ Ｐゴシック" fo:font-family="'ＭＳ Ｐゴシック'" style:font-family-generic="modern" fo:font-size="8.25pt" fo:font-style="normal" fo:text-shadow="none" style:text-underline-style="solid" style:text-underline-width="auto" style:text-underline-color="font-color" fo:font-weight="normal" style:font-name-asian="ＭＳ Ｐゴシック" style:font-family-asian="'ＭＳ Ｐゴシック'" style:font-family-generic-asian="modern" style:font-size-asian="8.25pt" style:font-style-asian="normal" style:font-weight-asian="normal" style:font-size-complex="8.25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3cm" fo:margin-bottom="0.499cm" fo:margin-left="1.499cm" fo:margin-right="0cm" style:first-page-number="continue" style:scale-to="100%" style:writing-mode="lr-tb"/>
      <style:header-style>
        <style:header-footer-properties fo:min-height="0.751cm" fo:margin-left="0.4cm" fo:margin-right="1.9cm" fo:margin-bottom="0.811cm"/>
      </style:header-style>
      <style:footer-style>
        <style:header-footer-properties fo:min-height="0.751cm" fo:margin-left="0.4cm" fo:margin-right="1.9cm" fo:margin-top="0.111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OSC2014_20_Tokyo_20_Spring_20_申込書" style:display-name="PageStyle_OSC2014 Tokyo Spring 申込書" style:page-layout-name="Mpm3">
      <style:header>
        <style:region-left>
          <text:p><text:span text:style-name="MT1"><text:sheet-name>???</text:sheet-name></text:span></text:p>
        </style:region-left>
      </style:header>
      <style:header-left style:display="false">
        <style:region-left>
          <text:p><text:span text:style-name="MT1"><text:sheet-name>???</text:sheet-name></text:span></text:p>
        </style:region-left>
      </style:header-left>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style:master-page style:name="PageStyle_5f__2605_カテゴリ選択" style:display-name="PageStyle_★カテゴリ選択"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creator>Naruhiko Ogasawara</dc:creator>
    <dc:date>2013-12-14T22:59:28.778754857</dc:date>
    <meta:print-date>2008-09-24T19:08:39</meta:print-date>
    <meta:generator>LibreOffice/4.1.3.2$Linux_x86 LibreOffice_project/410m0$Build-2</meta:generator>
    <meta:editing-duration>P0D</meta:editing-duration>
    <meta:editing-cycles>2</meta:editing-cycles>
    <meta:document-statistic meta:table-count="2" meta:cell-count="257" meta:object-count="93"/>
  </office:meta>
</office:document-meta>
</file>